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5ad8" officeooo:paragraph-rsid="00115ad8"/>
    </style:style>
    <style:style style:name="P2" style:family="paragraph" style:parent-style-name="Standard">
      <style:text-properties officeooo:paragraph-rsid="00115ad8"/>
    </style:style>
    <style:style style:name="P3" style:family="paragraph" style:parent-style-name="Standard">
      <style:text-properties fo:font-weight="bold" officeooo:rsid="00115ad8" officeooo:paragraph-rsid="00115ad8" style:font-weight-asian="bold" style:font-weight-complex="bold"/>
    </style:style>
    <style:style style:name="P4" style:family="paragraph" style:parent-style-name="Standard">
      <style:text-properties fo:font-weight="bold" officeooo:rsid="0044552d" officeooo:paragraph-rsid="0044552d" style:font-weight-asian="bold" style:font-weight-complex="bold"/>
    </style:style>
    <style:style style:name="P5" style:family="paragraph" style:parent-style-name="Standard">
      <style:text-properties fo:language="ca" fo:country="ES" officeooo:rsid="00115ad8" officeooo:paragraph-rsid="00115ad8"/>
    </style:style>
    <style:style style:name="P6" style:family="paragraph" style:parent-style-name="Standard">
      <style:text-properties fo:language="ca" fo:country="ES" officeooo:rsid="00115ad8" officeooo:paragraph-rsid="00188093"/>
    </style:style>
    <style:style style:name="P7" style:family="paragraph" style:parent-style-name="Standard">
      <style:text-properties fo:language="ca" fo:country="ES" officeooo:rsid="00115ad8" officeooo:paragraph-rsid="00288245"/>
    </style:style>
    <style:style style:name="P8" style:family="paragraph" style:parent-style-name="Standard">
      <style:text-properties fo:language="ca" fo:country="ES" officeooo:rsid="00115ad8" officeooo:paragraph-rsid="002aeb73"/>
    </style:style>
    <style:style style:name="P9" style:family="paragraph" style:parent-style-name="Standard">
      <style:text-properties fo:language="ca" fo:country="ES" officeooo:rsid="00115ad8" officeooo:paragraph-rsid="00651e83"/>
    </style:style>
    <style:style style:name="P10" style:family="paragraph" style:parent-style-name="Standard">
      <style:text-properties fo:language="ca" fo:country="ES" fo:font-weight="bold" officeooo:rsid="00115ad8" officeooo:paragraph-rsid="00115ad8" style:font-weight-asian="bold" style:font-weight-complex="bold"/>
    </style:style>
    <style:style style:name="P11" style:family="paragraph" style:parent-style-name="Standard">
      <style:text-properties fo:language="ca" fo:country="ES" fo:font-weight="bold" officeooo:rsid="00115ad8" officeooo:paragraph-rsid="00651e83" style:font-weight-asian="bold" style:font-weight-complex="bold"/>
    </style:style>
    <style:style style:name="P12" style:family="paragraph" style:parent-style-name="Standard">
      <style:text-properties fo:language="ca" fo:country="ES" fo:font-weight="bold" officeooo:rsid="0019d4a7" officeooo:paragraph-rsid="0019d4a7" style:font-weight-asian="bold" style:font-weight-complex="bold"/>
    </style:style>
    <style:style style:name="P13" style:family="paragraph" style:parent-style-name="Standard">
      <style:text-properties fo:language="ca" fo:country="ES" fo:font-weight="bold" officeooo:rsid="001a9f36" officeooo:paragraph-rsid="001a9f36" style:font-weight-asian="bold" style:font-weight-complex="bold"/>
    </style:style>
    <style:style style:name="P14" style:family="paragraph" style:parent-style-name="Standard">
      <style:text-properties fo:language="ca" fo:country="ES" fo:font-weight="bold" officeooo:rsid="003209f9" officeooo:paragraph-rsid="003209f9" style:font-weight-asian="bold" style:font-weight-complex="bold"/>
    </style:style>
    <style:style style:name="P15" style:family="paragraph" style:parent-style-name="Standard">
      <style:text-properties fo:language="ca" fo:country="ES" fo:font-weight="bold" officeooo:rsid="00378114" officeooo:paragraph-rsid="00378114" style:font-weight-asian="bold" style:font-weight-complex="bold"/>
    </style:style>
    <style:style style:name="P16" style:family="paragraph" style:parent-style-name="Standard">
      <style:text-properties fo:language="ca" fo:country="ES" fo:font-weight="bold" officeooo:rsid="00534aee" officeooo:paragraph-rsid="00534aee" style:font-weight-asian="bold" style:font-weight-complex="bold"/>
    </style:style>
    <style:style style:name="P17" style:family="paragraph" style:parent-style-name="Standard">
      <style:text-properties fo:language="ca" fo:country="ES" officeooo:rsid="00130503" officeooo:paragraph-rsid="00130503"/>
    </style:style>
    <style:style style:name="P18" style:family="paragraph" style:parent-style-name="Standard">
      <style:text-properties fo:language="ca" fo:country="ES" officeooo:rsid="00143a15" officeooo:paragraph-rsid="00143a15"/>
    </style:style>
    <style:style style:name="P19" style:family="paragraph" style:parent-style-name="Standard">
      <style:text-properties fo:language="ca" fo:country="ES" officeooo:rsid="0014eb5c" officeooo:paragraph-rsid="00152bb0"/>
    </style:style>
    <style:style style:name="P20" style:family="paragraph" style:parent-style-name="Standard">
      <style:text-properties fo:language="ca" fo:country="ES" officeooo:rsid="00157611" officeooo:paragraph-rsid="00157611"/>
    </style:style>
    <style:style style:name="P21" style:family="paragraph" style:parent-style-name="Standard">
      <style:text-properties fo:language="ca" fo:country="ES" officeooo:rsid="0016e75d" officeooo:paragraph-rsid="0016e75d"/>
    </style:style>
    <style:style style:name="P22" style:family="paragraph" style:parent-style-name="Standard">
      <style:text-properties fo:language="ca" fo:country="ES" officeooo:rsid="00188093" officeooo:paragraph-rsid="00188093"/>
    </style:style>
    <style:style style:name="P23" style:family="paragraph" style:parent-style-name="Standard">
      <style:text-properties fo:language="ca" fo:country="ES" officeooo:rsid="00193e0e" officeooo:paragraph-rsid="00193e0e"/>
    </style:style>
    <style:style style:name="P24" style:family="paragraph" style:parent-style-name="Standard">
      <style:text-properties fo:language="ca" fo:country="ES" fo:font-weight="normal" officeooo:rsid="0019d4a7" officeooo:paragraph-rsid="0019d4a7" style:font-weight-asian="normal" style:font-weight-complex="normal"/>
    </style:style>
    <style:style style:name="P25" style:family="paragraph" style:parent-style-name="Standard">
      <style:text-properties fo:language="ca" fo:country="ES" fo:font-weight="normal" officeooo:rsid="001a9f36" officeooo:paragraph-rsid="001a9f36" style:font-weight-asian="normal" style:font-weight-complex="normal"/>
    </style:style>
    <style:style style:name="P26" style:family="paragraph" style:parent-style-name="Standard">
      <style:text-properties fo:language="ca" fo:country="ES" fo:font-weight="normal" officeooo:rsid="001a9f36" officeooo:paragraph-rsid="001b4a9b" style:font-weight-asian="normal" style:font-weight-complex="normal"/>
    </style:style>
    <style:style style:name="P27" style:family="paragraph" style:parent-style-name="Standard">
      <style:text-properties fo:language="ca" fo:country="ES" fo:font-weight="normal" officeooo:rsid="001be456" officeooo:paragraph-rsid="001be456" style:font-weight-asian="normal" style:font-weight-complex="normal"/>
    </style:style>
    <style:style style:name="P28" style:family="paragraph" style:parent-style-name="Standard">
      <style:text-properties fo:language="ca" fo:country="ES" fo:font-weight="normal" officeooo:rsid="001d95d6" officeooo:paragraph-rsid="001d95d6" style:font-weight-asian="normal" style:font-weight-complex="normal"/>
    </style:style>
    <style:style style:name="P29" style:family="paragraph" style:parent-style-name="Standard">
      <style:text-properties fo:language="ca" fo:country="ES" fo:font-weight="normal" officeooo:rsid="001d95d6" officeooo:paragraph-rsid="001f0285" style:font-weight-asian="normal" style:font-weight-complex="normal"/>
    </style:style>
    <style:style style:name="P30" style:family="paragraph" style:parent-style-name="Standard">
      <style:text-properties fo:language="ca" fo:country="ES" fo:font-weight="normal" officeooo:rsid="001f0285" officeooo:paragraph-rsid="001f0285" style:font-weight-asian="normal" style:font-weight-complex="normal"/>
    </style:style>
    <style:style style:name="P31" style:family="paragraph" style:parent-style-name="Standard">
      <style:text-properties fo:language="ca" fo:country="ES" fo:font-weight="normal" officeooo:rsid="001f3b42" officeooo:paragraph-rsid="001f3b42" style:font-weight-asian="normal" style:font-weight-complex="normal"/>
    </style:style>
    <style:style style:name="P32" style:family="paragraph" style:parent-style-name="Standard">
      <style:text-properties fo:language="ca" fo:country="ES" fo:font-weight="normal" officeooo:rsid="002068c4" officeooo:paragraph-rsid="002068c4" style:font-weight-asian="normal" style:font-weight-complex="normal"/>
    </style:style>
    <style:style style:name="P33" style:family="paragraph" style:parent-style-name="Standard">
      <style:text-properties fo:language="ca" fo:country="ES" fo:font-weight="normal" officeooo:rsid="002068c4" officeooo:paragraph-rsid="00217615" style:font-weight-asian="normal" style:font-weight-complex="normal"/>
    </style:style>
    <style:style style:name="P34" style:family="paragraph" style:parent-style-name="Standard">
      <style:text-properties fo:language="ca" fo:country="ES" fo:font-weight="normal" officeooo:rsid="00217615" officeooo:paragraph-rsid="00217615" style:font-weight-asian="normal" style:font-weight-complex="normal"/>
    </style:style>
    <style:style style:name="P35" style:family="paragraph" style:parent-style-name="Standard">
      <style:text-properties fo:language="ca" fo:country="ES" fo:font-weight="normal" officeooo:rsid="00224eb5" officeooo:paragraph-rsid="00224eb5" style:font-weight-asian="normal" style:font-weight-complex="normal"/>
    </style:style>
    <style:style style:name="P36" style:family="paragraph" style:parent-style-name="Standard">
      <style:text-properties fo:language="ca" fo:country="ES" fo:font-weight="normal" officeooo:rsid="003955d8" officeooo:paragraph-rsid="003955d8" style:font-weight-asian="normal" style:font-weight-complex="normal"/>
    </style:style>
    <style:style style:name="P37" style:family="paragraph" style:parent-style-name="Standard">
      <style:text-properties fo:language="ca" fo:country="ES" fo:font-weight="normal" officeooo:rsid="003981c6" officeooo:paragraph-rsid="003981c6" style:font-weight-asian="normal" style:font-weight-complex="normal"/>
    </style:style>
    <style:style style:name="P38" style:family="paragraph" style:parent-style-name="Standard">
      <style:text-properties fo:language="ca" fo:country="ES" fo:font-weight="normal" officeooo:rsid="0046b717" officeooo:paragraph-rsid="0046b717" style:font-weight-asian="normal" style:font-weight-complex="normal"/>
    </style:style>
    <style:style style:name="P39" style:family="paragraph" style:parent-style-name="Standard">
      <style:text-properties fo:language="ca" fo:country="ES" fo:font-weight="normal" officeooo:rsid="004e2f14" officeooo:paragraph-rsid="004e2f14" style:font-weight-asian="normal" style:font-weight-complex="normal"/>
    </style:style>
    <style:style style:name="P40" style:family="paragraph" style:parent-style-name="Standard">
      <style:text-properties fo:language="ca" fo:country="ES" fo:font-weight="normal" officeooo:rsid="004e2f14" officeooo:paragraph-rsid="00519752" style:font-weight-asian="normal" style:font-weight-complex="normal"/>
    </style:style>
    <style:style style:name="P41" style:family="paragraph" style:parent-style-name="Standard">
      <style:text-properties fo:language="ca" fo:country="ES" fo:font-weight="normal" officeooo:rsid="00534aee" officeooo:paragraph-rsid="00534aee" style:font-weight-asian="normal" style:font-weight-complex="normal"/>
    </style:style>
    <style:style style:name="P42" style:family="paragraph" style:parent-style-name="Standard">
      <style:text-properties fo:language="ca" fo:country="ES" fo:font-weight="normal" officeooo:rsid="00534aee" officeooo:paragraph-rsid="005d60bd" style:font-weight-asian="normal" style:font-weight-complex="normal"/>
    </style:style>
    <style:style style:name="P43" style:family="paragraph" style:parent-style-name="Standard">
      <style:text-properties fo:language="ca" fo:country="ES" fo:font-weight="normal" officeooo:rsid="005523af" officeooo:paragraph-rsid="005523af" style:font-weight-asian="normal" style:font-weight-complex="normal"/>
    </style:style>
    <style:style style:name="P44" style:family="paragraph" style:parent-style-name="Standard">
      <style:text-properties fo:language="ca" fo:country="ES" fo:font-weight="normal" officeooo:rsid="00586763" officeooo:paragraph-rsid="00586763" style:font-weight-asian="normal" style:font-weight-complex="normal"/>
    </style:style>
    <style:style style:name="P45" style:family="paragraph" style:parent-style-name="Standard">
      <style:text-properties fo:language="ca" fo:country="ES" fo:font-weight="normal" officeooo:rsid="0059b371" officeooo:paragraph-rsid="0059b371" style:font-weight-asian="normal" style:font-weight-complex="normal"/>
    </style:style>
    <style:style style:name="P46" style:family="paragraph" style:parent-style-name="Standard">
      <style:text-properties fo:language="ca" fo:country="ES" fo:font-weight="normal" officeooo:rsid="005b7406" officeooo:paragraph-rsid="005b7406" style:font-weight-asian="normal" style:font-weight-complex="normal"/>
    </style:style>
    <style:style style:name="P47" style:family="paragraph" style:parent-style-name="Standard">
      <style:text-properties fo:language="ca" fo:country="ES" fo:font-weight="normal" officeooo:rsid="005d60bd" officeooo:paragraph-rsid="005d60bd" style:font-weight-asian="normal" style:font-weight-complex="normal"/>
    </style:style>
    <style:style style:name="P48" style:family="paragraph" style:parent-style-name="Standard">
      <style:text-properties fo:language="ca" fo:country="ES" fo:font-weight="normal" officeooo:rsid="005f4776" officeooo:paragraph-rsid="005f4776" style:font-weight-asian="normal" style:font-weight-complex="normal"/>
    </style:style>
    <style:style style:name="P49" style:family="paragraph" style:parent-style-name="Standard">
      <style:text-properties fo:language="ca" fo:country="ES" fo:font-weight="normal" officeooo:rsid="00675d12" officeooo:paragraph-rsid="00675d12" style:font-weight-asian="normal" style:font-weight-complex="normal"/>
    </style:style>
    <style:style style:name="P50" style:family="paragraph" style:parent-style-name="Standard">
      <style:paragraph-properties fo:text-align="justify" style:justify-single-word="false"/>
      <style:text-properties fo:language="ca" fo:country="ES" fo:font-weight="normal" officeooo:rsid="00675d12" officeooo:paragraph-rsid="00675d12" style:font-weight-asian="normal" style:font-weight-complex="normal"/>
    </style:style>
    <style:style style:name="P51" style:family="paragraph" style:parent-style-name="Standard">
      <style:text-properties fo:language="ca" fo:country="ES" fo:font-weight="normal" officeooo:rsid="00684e10" officeooo:paragraph-rsid="00684e10" style:font-weight-asian="normal" style:font-weight-complex="normal"/>
    </style:style>
    <style:style style:name="P52" style:family="paragraph" style:parent-style-name="Standard">
      <style:text-properties fo:language="ca" fo:country="ES" officeooo:rsid="00253c41" officeooo:paragraph-rsid="00253c41"/>
    </style:style>
    <style:style style:name="P53" style:family="paragraph" style:parent-style-name="Standard">
      <style:text-properties fo:language="ca" fo:country="ES" officeooo:rsid="0026bbb6" officeooo:paragraph-rsid="0026bbb6"/>
    </style:style>
    <style:style style:name="P54" style:family="paragraph" style:parent-style-name="Standard">
      <style:text-properties fo:language="ca" fo:country="ES" officeooo:rsid="002866dd" officeooo:paragraph-rsid="002866dd"/>
    </style:style>
    <style:style style:name="P55" style:family="paragraph" style:parent-style-name="Standard">
      <style:text-properties fo:language="ca" fo:country="ES" officeooo:rsid="00288245" officeooo:paragraph-rsid="00288245"/>
    </style:style>
    <style:style style:name="P56" style:family="paragraph" style:parent-style-name="Standard">
      <style:text-properties fo:language="ca" fo:country="ES" officeooo:rsid="002a2690" officeooo:paragraph-rsid="002a2690"/>
    </style:style>
    <style:style style:name="P57" style:family="paragraph" style:parent-style-name="Standard">
      <style:text-properties fo:language="ca" fo:country="ES" officeooo:rsid="002aeb73" officeooo:paragraph-rsid="002aeb73"/>
    </style:style>
    <style:style style:name="P58" style:family="paragraph" style:parent-style-name="Standard">
      <style:text-properties fo:language="ca" fo:country="ES" officeooo:rsid="002c2fdf" officeooo:paragraph-rsid="002c2fdf"/>
    </style:style>
    <style:style style:name="P59" style:family="paragraph" style:parent-style-name="Standard">
      <style:text-properties fo:language="ca" fo:country="ES" officeooo:rsid="002c2fdf" officeooo:paragraph-rsid="00115ad8"/>
    </style:style>
    <style:style style:name="P60" style:family="paragraph" style:parent-style-name="Standard">
      <style:text-properties fo:language="ca" fo:country="ES" officeooo:rsid="0030b5b1" officeooo:paragraph-rsid="0030b5b1"/>
    </style:style>
    <style:style style:name="P61" style:family="paragraph" style:parent-style-name="Standard">
      <style:paragraph-properties fo:text-align="justify" style:justify-single-word="false"/>
      <style:text-properties fo:language="ca" fo:country="ES" officeooo:rsid="0030b5b1" officeooo:paragraph-rsid="0030b5b1"/>
    </style:style>
    <style:style style:name="P62" style:family="paragraph" style:parent-style-name="Standard">
      <style:text-properties fo:language="ca" fo:country="ES" officeooo:rsid="003209f9" officeooo:paragraph-rsid="003209f9"/>
    </style:style>
    <style:style style:name="P63" style:family="paragraph" style:parent-style-name="Standard">
      <style:text-properties fo:language="ca" fo:country="ES" officeooo:rsid="003209f9" officeooo:paragraph-rsid="00320d80"/>
    </style:style>
    <style:style style:name="P64" style:family="paragraph" style:parent-style-name="Standard">
      <style:text-properties fo:language="ca" fo:country="ES" officeooo:rsid="00320d80" officeooo:paragraph-rsid="00320d80"/>
    </style:style>
    <style:style style:name="P65" style:family="paragraph" style:parent-style-name="Standard">
      <style:text-properties fo:language="ca" fo:country="ES" officeooo:rsid="00320d80" officeooo:paragraph-rsid="00635e84"/>
    </style:style>
    <style:style style:name="P66" style:family="paragraph" style:parent-style-name="Standard">
      <style:text-properties fo:language="ca" fo:country="ES" officeooo:rsid="0032e59c" officeooo:paragraph-rsid="0032e59c"/>
    </style:style>
    <style:style style:name="P67" style:family="paragraph" style:parent-style-name="Standard">
      <style:text-properties fo:language="ca" fo:country="ES" officeooo:rsid="003461c8" officeooo:paragraph-rsid="003461c8"/>
    </style:style>
    <style:style style:name="P68" style:family="paragraph" style:parent-style-name="Standard">
      <style:text-properties fo:language="ca" fo:country="ES" officeooo:rsid="003461c8" officeooo:paragraph-rsid="003602d3"/>
    </style:style>
    <style:style style:name="P69" style:family="paragraph" style:parent-style-name="Standard">
      <style:text-properties fo:language="ca" fo:country="ES" officeooo:rsid="003602d3" officeooo:paragraph-rsid="003602d3"/>
    </style:style>
    <style:style style:name="P70" style:family="paragraph" style:parent-style-name="Standard">
      <style:text-properties fo:language="ca" fo:country="ES" officeooo:rsid="00378114" officeooo:paragraph-rsid="00378114"/>
    </style:style>
    <style:style style:name="P71" style:family="paragraph" style:parent-style-name="Standard">
      <style:text-properties fo:language="ca" fo:country="ES" officeooo:rsid="003949e2" officeooo:paragraph-rsid="003949e2"/>
    </style:style>
    <style:style style:name="P72" style:family="paragraph" style:parent-style-name="Standard">
      <style:text-properties fo:language="ca" fo:country="ES" officeooo:rsid="003b0830" officeooo:paragraph-rsid="003b0830"/>
    </style:style>
    <style:style style:name="P73" style:family="paragraph" style:parent-style-name="Standard">
      <style:text-properties fo:language="ca" fo:country="ES" officeooo:rsid="003b0830" officeooo:paragraph-rsid="00430623"/>
    </style:style>
    <style:style style:name="P74" style:family="paragraph" style:parent-style-name="Standard">
      <style:text-properties fo:language="ca" fo:country="ES" officeooo:rsid="003b6fbd" officeooo:paragraph-rsid="003b6fbd"/>
    </style:style>
    <style:style style:name="P75" style:family="paragraph" style:parent-style-name="Standard">
      <style:text-properties fo:language="ca" fo:country="ES" officeooo:rsid="00430623" officeooo:paragraph-rsid="00430623"/>
    </style:style>
    <style:style style:name="P76" style:family="paragraph" style:parent-style-name="Standard">
      <style:text-properties fo:language="ca" fo:country="ES" officeooo:rsid="00497f80" officeooo:paragraph-rsid="00497f80"/>
    </style:style>
    <style:style style:name="P77" style:family="paragraph" style:parent-style-name="Standard">
      <style:text-properties fo:language="ca" fo:country="ES" officeooo:rsid="00534aee" officeooo:paragraph-rsid="00534aee"/>
    </style:style>
    <style:style style:name="P78" style:family="paragraph" style:parent-style-name="Standard">
      <style:text-properties fo:language="ca" fo:country="ES" officeooo:rsid="0064138a" officeooo:paragraph-rsid="0064138a"/>
    </style:style>
    <style:style style:name="P79" style:family="paragraph" style:parent-style-name="Standard">
      <style:text-properties fo:language="ca" fo:country="ES" officeooo:rsid="00651e83" officeooo:paragraph-rsid="00651e83"/>
    </style:style>
    <style:style style:name="P80" style:family="paragraph" style:parent-style-name="Standard">
      <style:text-properties style:font-name="sans-serif" fo:font-size="15pt" officeooo:paragraph-rsid="00188093"/>
    </style:style>
    <style:style style:name="P81" style:family="paragraph" style:parent-style-name="Standard">
      <style:text-properties fo:font-weight="normal" officeooo:rsid="002a2690" officeooo:paragraph-rsid="002a2690" style:font-weight-asian="normal" style:font-weight-complex="normal"/>
    </style:style>
    <style:style style:name="P82" style:family="paragraph" style:parent-style-name="Standard">
      <style:text-properties fo:font-weight="normal" officeooo:rsid="005f5e91" officeooo:paragraph-rsid="005f5e91" style:font-weight-asian="normal" style:font-weight-complex="normal"/>
    </style:style>
    <style:style style:name="P83" style:family="paragraph" style:parent-style-name="Standard">
      <style:text-properties fo:font-weight="normal" officeooo:rsid="0060320c" officeooo:paragraph-rsid="0060320c" style:font-weight-asian="normal" style:font-weight-complex="normal"/>
    </style:style>
    <style:style style:name="P84" style:family="paragraph" style:parent-style-name="Standard">
      <style:text-properties officeooo:paragraph-rsid="003461c8"/>
    </style:style>
    <style:style style:name="P85" style:family="paragraph" style:parent-style-name="Standard">
      <style:text-properties officeooo:rsid="003602d3" officeooo:paragraph-rsid="003602d3"/>
    </style:style>
    <style:style style:name="P86" style:family="paragraph" style:parent-style-name="Standard">
      <style:text-properties officeooo:paragraph-rsid="003981c6"/>
    </style:style>
    <style:style style:name="P87" style:family="paragraph" style:parent-style-name="Standard">
      <style:text-properties officeooo:paragraph-rsid="0039b9ed"/>
    </style:style>
    <style:style style:name="P88" style:family="paragraph" style:parent-style-name="Standard">
      <style:text-properties officeooo:rsid="003aa993" officeooo:paragraph-rsid="003aa993"/>
    </style:style>
    <style:style style:name="P89" style:family="paragraph" style:parent-style-name="Standard">
      <style:text-properties officeooo:rsid="003aa993" officeooo:paragraph-rsid="003e2261"/>
    </style:style>
    <style:style style:name="P90" style:family="paragraph" style:parent-style-name="Standard">
      <style:text-properties officeooo:rsid="003b0830" officeooo:paragraph-rsid="003b0830"/>
    </style:style>
    <style:style style:name="P91" style:family="paragraph" style:parent-style-name="Standard">
      <style:text-properties officeooo:rsid="003b0830" officeooo:paragraph-rsid="003b6fbd"/>
    </style:style>
    <style:style style:name="P92" style:family="paragraph" style:parent-style-name="Standard">
      <style:text-properties officeooo:rsid="00405f5c" officeooo:paragraph-rsid="00405f5c"/>
    </style:style>
    <style:style style:name="P93" style:family="paragraph" style:parent-style-name="Standard">
      <style:text-properties officeooo:rsid="0041175e" officeooo:paragraph-rsid="0041175e"/>
    </style:style>
    <style:style style:name="P94" style:family="paragraph" style:parent-style-name="Standard">
      <style:text-properties officeooo:rsid="0041175e" officeooo:paragraph-rsid="00430623"/>
    </style:style>
    <style:style style:name="P95" style:family="paragraph" style:parent-style-name="Standard">
      <style:text-properties officeooo:rsid="0041175e" officeooo:paragraph-rsid="0046b717"/>
    </style:style>
    <style:style style:name="P96" style:family="paragraph" style:parent-style-name="Standard">
      <style:text-properties officeooo:paragraph-rsid="00430623"/>
    </style:style>
    <style:style style:name="P97" style:family="paragraph" style:parent-style-name="Standard">
      <style:text-properties officeooo:rsid="00430623" officeooo:paragraph-rsid="00430623"/>
    </style:style>
    <style:style style:name="P98" style:family="paragraph" style:parent-style-name="Standard">
      <style:text-properties officeooo:rsid="0044552d" officeooo:paragraph-rsid="0044552d"/>
    </style:style>
    <style:style style:name="P99" style:family="paragraph" style:parent-style-name="Standard">
      <style:text-properties officeooo:rsid="0044552d" officeooo:paragraph-rsid="00447342"/>
    </style:style>
    <style:style style:name="P100" style:family="paragraph" style:parent-style-name="Standard">
      <style:text-properties officeooo:rsid="00459bb5" officeooo:paragraph-rsid="00459bb5"/>
    </style:style>
    <style:style style:name="P101" style:family="paragraph" style:parent-style-name="Standard">
      <style:text-properties officeooo:rsid="00459bb5" officeooo:paragraph-rsid="0046b717"/>
    </style:style>
    <style:style style:name="P102" style:family="paragraph" style:parent-style-name="Standard">
      <style:text-properties officeooo:rsid="00473b48" officeooo:paragraph-rsid="00473b48"/>
    </style:style>
    <style:style style:name="P103" style:family="paragraph" style:parent-style-name="Standard">
      <style:text-properties officeooo:rsid="00487f7f" officeooo:paragraph-rsid="00487f7f"/>
    </style:style>
    <style:style style:name="P104" style:family="paragraph" style:parent-style-name="Standard">
      <style:text-properties officeooo:rsid="004b9a42" officeooo:paragraph-rsid="004b9a42"/>
    </style:style>
    <style:style style:name="P105" style:family="paragraph" style:parent-style-name="Standard">
      <style:text-properties officeooo:rsid="004cd237" officeooo:paragraph-rsid="004cd237"/>
    </style:style>
    <style:style style:name="P106" style:family="paragraph" style:parent-style-name="Standard">
      <style:text-properties officeooo:rsid="00497f80" officeooo:paragraph-rsid="0049b5db"/>
    </style:style>
    <style:style style:name="P107" style:family="paragraph" style:parent-style-name="Standard">
      <style:text-properties officeooo:rsid="00534aee" officeooo:paragraph-rsid="00534aee"/>
    </style:style>
    <style:style style:name="P108" style:family="paragraph" style:parent-style-name="Standard">
      <style:text-properties officeooo:paragraph-rsid="00586763"/>
    </style:style>
    <style:style style:name="P109" style:family="paragraph" style:parent-style-name="Standard">
      <style:text-properties officeooo:paragraph-rsid="0062608d"/>
    </style:style>
    <style:style style:name="P110" style:family="paragraph" style:parent-style-name="Standard">
      <style:text-properties officeooo:rsid="00619694" officeooo:paragraph-rsid="00619694"/>
    </style:style>
    <style:style style:name="P111" style:family="paragraph" style:parent-style-name="Standard">
      <style:text-properties officeooo:paragraph-rsid="00684e10"/>
    </style:style>
    <style:style style:name="P112" style:family="paragraph" style:parent-style-name="Standard">
      <style:text-properties officeooo:rsid="00684e10" officeooo:paragraph-rsid="00684e10"/>
    </style:style>
    <style:style style:name="P113" style:family="paragraph" style:parent-style-name="Standard">
      <style:text-properties officeooo:rsid="006a1475" officeooo:paragraph-rsid="006a1475"/>
    </style:style>
    <style:style style:name="P114" style:family="paragraph" style:parent-style-name="Standard">
      <style:text-properties officeooo:rsid="006ae127" officeooo:paragraph-rsid="006ae127"/>
    </style:style>
    <style:style style:name="P115" style:family="paragraph" style:parent-style-name="Standard">
      <style:paragraph-properties fo:break-before="page"/>
      <style:text-properties fo:language="ca" fo:country="ES" fo:font-weight="bold" officeooo:rsid="00115ad8" officeooo:paragraph-rsid="00115ad8" style:font-weight-asian="bold" style:font-weight-complex="bold"/>
    </style:style>
    <style:style style:name="P116" style:family="paragraph" style:parent-style-name="Standard">
      <style:paragraph-properties fo:break-before="page"/>
      <style:text-properties fo:language="ca" fo:country="ES" fo:font-weight="bold" officeooo:rsid="003955d8" officeooo:paragraph-rsid="003955d8" style:font-weight-asian="bold" style:font-weight-complex="bold"/>
    </style:style>
    <style:style style:name="P117" style:family="paragraph" style:parent-style-name="Standard">
      <style:paragraph-properties fo:break-before="page"/>
      <style:text-properties fo:font-weight="bold" officeooo:rsid="003aa993" officeooo:paragraph-rsid="003aa993" style:font-weight-asian="bold" style:font-weight-complex="bold"/>
    </style:style>
    <style:style style:name="P118" style:family="paragraph" style:parent-style-name="Standard">
      <style:paragraph-properties fo:break-before="page"/>
      <style:text-properties fo:font-weight="bold" officeooo:rsid="002a2690" officeooo:paragraph-rsid="002a2690" style:font-weight-asian="bold" style:font-weight-complex="bold"/>
    </style:style>
    <style:style style:name="P119" style:family="paragraph" style:parent-style-name="Standard" style:master-page-name="">
      <style:paragraph-properties fo:margin-left="1cm" fo:margin-right="0cm" fo:text-indent="0cm" style:auto-text-indent="false" style:page-number="auto"/>
      <style:text-properties fo:language="ca" fo:country="ES" fo:font-weight="normal" officeooo:rsid="00586763" officeooo:paragraph-rsid="00586763" style:font-weight-asian="normal" style:font-weight-complex="normal"/>
    </style:style>
    <style:style style:name="P120" style:family="paragraph" style:parent-style-name="Standard">
      <style:paragraph-properties fo:margin-left="1cm" fo:margin-right="0cm" fo:text-indent="0cm" style:auto-text-indent="false"/>
      <style:text-properties fo:language="ca" fo:country="ES" fo:font-weight="normal" officeooo:rsid="00534aee" officeooo:paragraph-rsid="00534aee" style:font-weight-asian="normal" style:font-weight-complex="normal"/>
    </style:style>
    <style:style style:name="P121" style:family="paragraph" style:parent-style-name="Standard">
      <style:text-properties fo:language="ca" fo:country="ES" officeooo:rsid="006c0855" officeooo:paragraph-rsid="006c0855"/>
    </style:style>
    <style:style style:name="P122" style:family="paragraph" style:parent-style-name="Standard">
      <style:text-properties fo:language="ca" fo:country="ES" fo:font-weight="normal" officeooo:rsid="0019d4a7" officeooo:paragraph-rsid="00684e10" style:font-weight-asian="normal" style:font-weight-complex="normal"/>
    </style:style>
    <style:style style:name="P123" style:family="paragraph" style:parent-style-name="Standard">
      <style:text-properties fo:font-weight="normal" officeooo:rsid="005f5e91" officeooo:paragraph-rsid="005f5e91" style:font-weight-asian="normal" style:font-weight-complex="normal"/>
    </style:style>
    <style:style style:name="P124" style:family="paragraph" style:parent-style-name="Standard">
      <style:text-properties fo:font-weight="normal" officeooo:rsid="006ece18" officeooo:paragraph-rsid="006ece18" style:font-weight-asian="normal" style:font-weight-complex="normal"/>
    </style:style>
    <style:style style:name="P125" style:family="paragraph" style:parent-style-name="Standard">
      <style:paragraph-properties fo:text-align="justify" style:justify-single-word="false"/>
      <style:text-properties fo:font-weight="normal" officeooo:rsid="006ece18" officeooo:paragraph-rsid="006ece18" style:font-weight-asian="normal" style:font-weight-complex="normal"/>
    </style:style>
    <style:style style:name="P126" style:family="paragraph" style:parent-style-name="Standard">
      <style:text-properties fo:font-weight="normal" officeooo:rsid="006f9d12" officeooo:paragraph-rsid="007167a5" style:font-weight-asian="normal" style:font-weight-complex="normal"/>
    </style:style>
    <style:style style:name="P127" style:family="paragraph" style:parent-style-name="Standard">
      <style:text-properties fo:font-weight="normal" officeooo:rsid="007167a5" officeooo:paragraph-rsid="007167a5" style:font-weight-asian="normal" style:font-weight-complex="normal"/>
    </style:style>
    <style:style style:name="T1" style:family="text">
      <style:text-properties officeooo:rsid="00115ad8"/>
    </style:style>
    <style:style style:name="T2" style:family="text">
      <style:text-properties fo:language="ca" fo:country="ES"/>
    </style:style>
    <style:style style:name="T3" style:family="text">
      <style:text-properties fo:language="ca" fo:country="ES" officeooo:rsid="00115ad8"/>
    </style:style>
    <style:style style:name="T4" style:family="text">
      <style:text-properties fo:language="ca" fo:country="ES" fo:font-weight="normal" officeooo:rsid="003981c6" style:font-weight-asian="normal" style:font-weight-complex="normal"/>
    </style:style>
    <style:style style:name="T5" style:family="text">
      <style:text-properties fo:language="ca" fo:country="ES" fo:font-weight="normal" officeooo:rsid="0039b9ed" style:font-weight-asian="normal" style:font-weight-complex="normal"/>
    </style:style>
    <style:style style:name="T6" style:family="text">
      <style:text-properties fo:language="ca" fo:country="ES" fo:font-weight="normal" officeooo:rsid="00586763" style:font-weight-asian="normal" style:font-weight-complex="normal"/>
    </style:style>
    <style:style style:name="T7" style:family="text">
      <style:text-properties fo:language="ca" fo:country="ES" fo:font-weight="normal" officeooo:rsid="00586bc0" style:font-weight-asian="normal" style:font-weight-complex="normal"/>
    </style:style>
    <style:style style:name="T8" style:family="text">
      <style:text-properties fo:language="ca" fo:country="ES" fo:font-weight="normal" officeooo:rsid="00684e10" style:font-weight-asian="normal" style:font-weight-complex="normal"/>
    </style:style>
    <style:style style:name="T9" style:family="text">
      <style:text-properties fo:language="ca" fo:country="ES" officeooo:rsid="003b6fbd"/>
    </style:style>
    <style:style style:name="T10" style:family="text">
      <style:text-properties fo:language="ca" fo:country="ES" officeooo:rsid="003d6856"/>
    </style:style>
    <style:style style:name="T11" style:family="text">
      <style:text-properties fo:language="ca" fo:country="ES" officeooo:rsid="003e2261"/>
    </style:style>
    <style:style style:name="T12" style:family="text">
      <style:text-properties fo:language="ca" fo:country="ES" officeooo:rsid="003f2fb8"/>
    </style:style>
    <style:style style:name="T13" style:family="text">
      <style:text-properties fo:language="ca" fo:country="ES" officeooo:rsid="003aa993"/>
    </style:style>
    <style:style style:name="T14" style:family="text">
      <style:text-properties fo:language="ca" fo:country="ES" officeooo:rsid="00447342"/>
    </style:style>
    <style:style style:name="T15" style:family="text">
      <style:text-properties fo:language="ca" fo:country="ES" officeooo:rsid="0046b717"/>
    </style:style>
    <style:style style:name="T16" style:family="text">
      <style:text-properties fo:language="ca" fo:country="ES" officeooo:rsid="0049b5db"/>
    </style:style>
    <style:style style:name="T17" style:family="text">
      <style:text-properties fo:language="ca" fo:country="ES" officeooo:rsid="004b9a42"/>
    </style:style>
    <style:style style:name="T18" style:family="text">
      <style:text-properties fo:language="ca" fo:country="ES" officeooo:rsid="005f4776"/>
    </style:style>
    <style:style style:name="T19" style:family="text">
      <style:text-properties fo:language="ca" fo:country="ES" officeooo:rsid="00619694"/>
    </style:style>
    <style:style style:name="T20" style:family="text">
      <style:text-properties fo:language="ca" fo:country="ES" officeooo:rsid="0062608d"/>
    </style:style>
    <style:style style:name="T21" style:family="text">
      <style:text-properties fo:language="ca" fo:country="ES" officeooo:rsid="00684e10"/>
    </style:style>
    <style:style style:name="T22" style:family="text">
      <style:text-properties officeooo:rsid="00143a15"/>
    </style:style>
    <style:style style:name="T23" style:family="text">
      <style:text-properties officeooo:rsid="00152bb0"/>
    </style:style>
    <style:style style:name="T24" style:family="text">
      <style:text-properties officeooo:rsid="0016e2c0"/>
    </style:style>
    <style:style style:name="T25" style:family="text">
      <style:text-properties style:text-position="super 58%"/>
    </style:style>
    <style:style style:name="T26" style:family="text">
      <style:text-properties style:text-position="super 58%" officeooo:rsid="0016e2c0"/>
    </style:style>
    <style:style style:name="T27" style:family="text">
      <style:text-properties style:text-position="0% 100%"/>
    </style:style>
    <style:style style:name="T28" style:family="text">
      <style:text-properties style:text-position="0% 100%" officeooo:rsid="0016e75d"/>
    </style:style>
    <style:style style:name="T29" style:family="text">
      <style:text-properties officeooo:rsid="001b4a9b"/>
    </style:style>
    <style:style style:name="T30" style:family="text">
      <style:text-properties officeooo:rsid="001d95d6"/>
    </style:style>
    <style:style style:name="T31" style:family="text">
      <style:text-properties officeooo:rsid="001f0285"/>
    </style:style>
    <style:style style:name="T32" style:family="text">
      <style:text-properties officeooo:rsid="00217615"/>
    </style:style>
    <style:style style:name="T33" style:family="text">
      <style:text-properties officeooo:rsid="0026d4bb"/>
    </style:style>
    <style:style style:name="T34" style:family="text">
      <style:text-properties officeooo:rsid="0027596d"/>
    </style:style>
    <style:style style:name="T35" style:family="text">
      <style:text-properties officeooo:rsid="002866dd"/>
    </style:style>
    <style:style style:name="T36" style:family="text">
      <style:text-properties fo:background-color="#ffff00" loext:char-shading-value="0"/>
    </style:style>
    <style:style style:name="T37" style:family="text">
      <style:text-properties officeooo:rsid="00288245"/>
    </style:style>
    <style:style style:name="T38" style:family="text">
      <style:text-properties officeooo:rsid="002aeb73"/>
    </style:style>
    <style:style style:name="T39" style:family="text">
      <style:text-properties officeooo:rsid="002c2fdf"/>
    </style:style>
    <style:style style:name="T40" style:family="text">
      <style:text-properties officeooo:rsid="003209f9"/>
    </style:style>
    <style:style style:name="T41" style:family="text">
      <style:text-properties officeooo:rsid="00320d80"/>
    </style:style>
    <style:style style:name="T42" style:family="text">
      <style:text-properties fo:background-color="transparent" loext:char-shading-value="0"/>
    </style:style>
    <style:style style:name="T43" style:family="text">
      <style:text-properties officeooo:rsid="00534aee" fo:background-color="transparent" loext:char-shading-value="0"/>
    </style:style>
    <style:style style:name="T44" style:family="text">
      <style:text-properties officeooo:rsid="00363410"/>
    </style:style>
    <style:style style:name="T45" style:family="text">
      <style:text-properties officeooo:rsid="003949e2"/>
    </style:style>
    <style:style style:name="T46" style:family="text">
      <style:text-properties officeooo:rsid="003981c6"/>
    </style:style>
    <style:style style:name="T47" style:family="text">
      <style:text-properties officeooo:rsid="0039b9ed"/>
    </style:style>
    <style:style style:name="T48" style:family="text">
      <style:text-properties fo:color="#000000"/>
    </style:style>
    <style:style style:name="T49" style:family="text">
      <style:text-properties fo:color="#000000" officeooo:rsid="0039b9ed"/>
    </style:style>
    <style:style style:name="T50" style:family="text">
      <style:text-properties officeooo:rsid="00405f5c"/>
    </style:style>
    <style:style style:name="T51" style:family="text">
      <style:text-properties officeooo:rsid="00430623"/>
    </style:style>
    <style:style style:name="T52" style:family="text">
      <style:text-properties officeooo:rsid="0046b717"/>
    </style:style>
    <style:style style:name="T53" style:family="text">
      <style:text-properties officeooo:rsid="00497f80"/>
    </style:style>
    <style:style style:name="T54" style:family="text">
      <style:text-properties officeooo:rsid="004a3542"/>
    </style:style>
    <style:style style:name="T55" style:family="text">
      <style:text-properties officeooo:rsid="004fcc73"/>
    </style:style>
    <style:style style:name="T56" style:family="text">
      <style:text-properties officeooo:rsid="00519752"/>
    </style:style>
    <style:style style:name="T57" style:family="text">
      <style:text-properties officeooo:rsid="00569067"/>
    </style:style>
    <style:style style:name="T58" style:family="text">
      <style:text-properties officeooo:rsid="00586bc0"/>
    </style:style>
    <style:style style:name="T59" style:family="text">
      <style:text-properties officeooo:rsid="0059b371"/>
    </style:style>
    <style:style style:name="T60" style:family="text">
      <style:text-properties officeooo:rsid="005b7406"/>
    </style:style>
    <style:style style:name="T61" style:family="text">
      <style:text-properties officeooo:rsid="005c1ace"/>
    </style:style>
    <style:style style:name="T62" style:family="text">
      <style:text-properties officeooo:rsid="005d5765"/>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officeooo:rsid="00619694"/>
    </style:style>
    <style:style style:name="T66" style:family="text">
      <style:text-properties officeooo:rsid="00635e84"/>
    </style:style>
    <style:style style:name="T67" style:family="text">
      <style:text-properties officeooo:rsid="0064138a"/>
    </style:style>
    <style:style style:name="T68" style:family="text">
      <style:text-properties officeooo:rsid="00651e83"/>
    </style:style>
    <style:style style:name="T69" style:family="text">
      <style:text-properties officeooo:rsid="0026bbb6"/>
    </style:style>
    <style:style style:name="T70" style:family="text">
      <style:text-properties officeooo:rsid="006a1475"/>
    </style:style>
    <style:style style:name="T71" style:family="text">
      <style:text-properties officeooo:rsid="006ae127"/>
    </style:style>
    <style:style style:name="T72" style:family="text">
      <style:text-properties officeooo:rsid="006def05"/>
    </style:style>
    <style:style style:name="T73" style:family="text">
      <style:text-properties officeooo:rsid="006ece18"/>
    </style:style>
    <style:style style:name="T74" style:family="text">
      <style:text-properties officeooo:rsid="006f6205"/>
    </style:style>
    <style:style style:name="T75" style:family="text">
      <style:text-properties officeooo:rsid="007167a5"/>
    </style:style>
    <style:style style:name="T76" style:family="text">
      <style:text-properties officeooo:rsid="0072c8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L'antic quarter militar de Son Busquets són unes instal·lacions que avui en dia conformen el que anomenem un buit urbà. </text:p>
      <text:p text:style-name="P82">A les grans ciutats és molt habitual que hi hagin quedat espais buits o residuals, zones lliures, antics espais ferroviaris, antigues zones industrials o espais al costat de les grans infraestructures com</text:p>
      <text:p text:style-name="P82">les autopistes. Si són solars <text:span text:style-name="T73">sense construccions, l'entestament de la natura farà que estiguin</text:span> més plens de vida del que pugui semblar aparentment. <text:span text:style-name="T73">Es convertiran, així, en</text:span> espais on la ciutat pot respirar. Amb tota seguretat seran reivindicats per a la ciutadania, però algunes vegades grups de col·lectius i de ciutadans els aprofitaran en benefici de la societat per dur-hi a terme activitats que no es poden dur a terme en altres llocs per manca d’equipaments comunitaris. Si es deixa sense control, la societat s’apoderarà d’aquests espais i hi col·locarà usos que aprofitaran el sòl de manera temporal.</text:p>
      <text:p text:style-name="P82">Els usos duts a terme poden ser tolerats o respectats o no per les autoritats o els propietaris. Sigui com sigui generen beneficis a la ciutat. Caldria aprofitar el potencial d’aquests usos que actuen sobretot en l’àmbit cultural. Els projectes de desenvolupament urbanístic d’aquestes zones esborren completament del mapa no només la geografia creada sinó fins i tot l’energia sorgida d’ells. Caldria incorporar els efectes positius d’aquests usos a la nova planificació, desenvolupant instruments i mètodes i processos de participació que es prenguessin molt seriosament l’enorme benefici que unes activitats que requereixen de poca inversió econòmica poden generar. A la pràctica, però, una serie d’obstacles n’impedeixen el ple desenvolupament.</text:p>
      <text:p text:style-name="P82"/>
      <text:p text:style-name="P124">-Obstacle 1: acceptació social. Aparença de l’espai i dels usuaris.</text:p>
      <text:p text:style-name="P124">-Obstacle 2: planificació urbana. Supressió i substitució. No té perspectiva per implicar els</text:p>
      <text:p text:style-name="P124">usos temporals en els processos de canvi.</text:p>
      <text:p text:style-name="P124">-Obstacle 3: context espacial. Es porta a terme la reutilització adaptativa.</text:p>
      <text:p text:style-name="P82"/>
      <text:p text:style-name="P125">Les administracions haurien de promoure que aquestes activitats generin encara més benefici social.</text:p>
      <text:p text:style-name="P125">Només amb la seva implicació ja estaran fent que no degeneri en molèsties i en conseqüències no desitjables, però mai s’hi han d’implicar amb la voluntat de controlar i marcar directrius. La força de les idees i de la gestió ha de seguir essent de la iniciativa comunitària. El que pot sorgir d’aquestes iniciatives pot arribar a sorprendre fins i tot als mateixos implicats. Zones de jocs infantils fets amb materials reciclats, pistes per a monopatins, nous jardins, un indret per a música i vermuts, etc. L’ús més habitual en aquest tipus d’espais seran, però, els horts urbans.</text:p>
      <text:p text:style-name="P124"/>
      <text:p text:style-name="P82"><text:span text:style-name="T74">Son Busquets </text:span>està inclòs dins d'un PERI que demana que es construeixin 831 habitatges, que seran de protecció pública. Amb la voluntat de mantenir aquesta xifra com una fita a assolir però garantint també espai per a equipaments i, sobretot, amb la voluntat d'urbanitzar la menor superfície possible, aquest projecte proposa una nova manera de dissenyar ciutat i un habitar amb un tarannà diferent al que estem acostumats.</text:p>
      <text:p text:style-name="P126">Els dos conceptes a partir dels quals sorgeix el disseny urbanístic d'EcoBusquets són la compacitat i la densitat. La compacitat, entesa com la característica més important de la ciutat mediterrània, allí on totes les funcions es troben barrejades i juxtaposades, generant d'aquesta manera una riquesa social reflectida en la diversitat i la complexitat de la vida urbana. <text:span text:style-name="T75">La gent establerta en un territori interactuarà entra ella, fent amistats i coneguts, generarà activitat econòmica, demandarà equipaments i concebrà idees. L’espai urbà ha de propiciar la complexitat enlloc de coartar-la com fa massa sovint l’urbanisme executat al nostre país en les últimes dècades. En aquest punt han d'entrar en joc dues dimensions físiques a més a més de la superfície: l'altura i el subsòl. La ciència urbanística ha anomenat a aquesta teoria l'Urbanisme dels tres nivells.</text:span></text:p>
      <text:p text:style-name="P127">Per afavorir la barreja d’usos els edificis han d’estar dissenyats per allotjar altres funcions a més a més de la residencial. Les plantes baixes han d’allotjar comerç i a tot allò que hagi de menester d’un contacte directe amb la ciutat. Fins i tot podrien ser d’altura doble. Seria ideal que els comerços que es puguin expandir cap al carrer ho fessin. Exposar els productes i crear terrasses pels bars farà que el carrer tingui més vitalitat. Un ritme de façanes vives i obertes i la poca amplada dels comerços <text:soft-page-break/>crearà varietat en els aparadors ajudant a la definició de l’escala humana i estimulant els sentits de qui camina. Els entresòls i primers pisos es podrien dedicar a oficines, despatxos o a les petites indústries i tallers artesans que no entrin en conflicte amb l’ús residencial. És molt important pensar en els espais col·lectius pels residents d’aquell edifici.</text:p>
      <text:p text:style-name="P127">Les cobertes han d’entrar en joc i aprofitar-ne tot el seu potencial, pensant que es tracta d’una cinquena façana. Aquí s’hi han de situar els equips solars tèrmics i fotovoltaics o aerogeneradors. Hem de disposar de vegetació i de sistemes de recollida i emmagatzematge d’aigua de pluja.</text:p>
      <text:p text:style-name="P127">Tenint en compte la dimensió de l’edifici es pot pensar en la dotació d’espais comunitaris com la bugaderia, l’aparcament de bicicletes, la central de residus o una sala per a celebracions o reunions.</text:p>
      <text:p text:style-name="P127">La vegetació ha d’envair tots els espais possibles. Balcons, galeries i terrasses haurien d’estar plenes</text:p>
      <text:p text:style-name="P127">de vida. Afavorir que la gent planti herbes aromàtiques o plantes comestible serà el complement ideal a les polítiques de revegetació dels espais d’esbarjo de la ciutat.</text:p>
      <text:p text:style-name="P82"/>
      <text:p text:style-name="P127">El subsòl pot allotjar totes aquelles funcions i usos que provoquen més pertorbacions sobre l’ús residencial i cívic. Per exemple l’aparcament de vehicles o la recollida de les escombraries. <text:span text:style-name="T76">També s</text:span>’hi col·locaran les instal·lacions necessàries per les noves necessitats com la recollida pneumàtica de residus o la xarxa d’aigua de pluja. L’espai més ideal fóra una galeria de serveis que contindr<text:span text:style-name="T76">ia</text:span> tots els subministraments urbans menys el gas.</text:p>
      <text:p text:style-name="P127">Pensar en el subsòl és pensar també en els aqüífers i en la capacitat de regulació tèrmica. Les actuacions de des-impermeabilitzar el sòl i de captar l’aigua de pluja per infiltrar-la de nou al subsòl haurien de permetre en poc temps que l’aqüífer gaudís de bona salut, ja que el més habitual serà que a l’estadi inicial de l’adopció d’aquestes directrius no sigui així. D’aquí es pot extreure aigua per regar i per a usos domèstic no de boca. Servirà també com a refrigeració dels sistemes de climatització dels edificis, així com també participarà d’aquest engranatge la capacitat d’acumulació d’energia tèrmica del subsòl</text:p>
      <text:p text:style-name="P82"/>
      <text:p text:style-name="P83">A Son Busquets, transformat en un barri neourbà anomenat EcoBusquets, hi trobarem <text:span text:style-name="T63">urbs</text:span><text:span text:style-name="T64"> i </text:span><text:span text:style-name="T63">civitas</text:span> tal com els romans en feien la diferenciació. Un espai construït, on hi viu gent, i un espai habitat on es crea societat. EcoBusquets serà fruit del diàleg i de la participació. Cal recuperar l’autèntica retòrica, la confrontació d’idees, si volem que la planificació urbana sigui veritablement un exercici de democràcia. Sorgirà així una ciutat d’espais parlats i opinats, que satisfaran les exigències i els desitjos i que són capaços de generar per ells mateixos tot un seguit de conceptes intangibles. L’objectiu buscat és el de la creació d’espais amb caràcter, de llocs, no pas d’entorns anònims</text:p>
      <text:p text:style-name="P118">SOSTENIBILITAT</text:p>
      <text:p text:style-name="P81">L’adaptació de la societat a un futur proper marcat pels efectes que el canvi climàtic</text:p>
      <text:p text:style-name="P81">tindrà sobre els nostres hàbits i models econòmics ha estat una preocupació</text:p>
      <text:p text:style-name="P81">constant des de l’inici de la redacció del pla. I les actuacions que se’n deriven són</text:p>
      <text:p text:style-name="P81">també fruit d’aquesta preocupació. Es duran a terme mesures molt diverses però</text:p>
      <text:p text:style-name="P81">sempre amb un mateix objectiu: reduir l’impacte que sobre el planeta tenen tots els</text:p>
      <text:p text:style-name="P81">treballs que es duguin a terme i transformar el barri en un sistema eficient des del</text:p>
      <text:p text:style-name="P81">punt de vista de la sostenibilitat.</text:p>
      <text:p text:style-name="P81">D’entre totes les mesures les més destacades són:</text:p>
      <text:p text:style-name="P81">- Aprofitament de les aigües pluvials prèviament depurades per a usos domèstics</text:p>
      <text:p text:style-name="P81">no de boca.</text:p>
      <text:p text:style-name="P81">- Ús d’energies renovables.</text:p>
      <text:p text:style-name="P81">- Reutilització de la runa dels enderrocs en les altres actuacions</text:p>
      <text:p text:style-name="P81">- Implantació de la recollida pneumàtica de residus.</text:p>
      <text:p text:style-name="P81">- Des-impermeabilització dels sòls per facilitar la filtració de l’aigua de pluja</text:p>
      <text:p text:style-name="P3"/>
      <text:p text:style-name="P3">ENERGIA</text:p>
      <text:p text:style-name="P1"/>
      <text:p text:style-name="P110">Les illes Balears i les Pitiüses gaudeixen bona part de l'any d'un temps assolellat i d'un clima ideal que ajuda a reduir la demanda domèstica d'energia per escalfar-nos a l'hivern. Malauradament la despesa energètica a l'estiu és molt elevada perquè l'arquitectura no aprofita les brises mediterrànies per refrescar la llar.</text:p>
      <text:p text:style-name="P109"><text:span text:style-name="T2">En els últims anys, les tecnologies fotovoltaiques i de bateries </text:span><text:span text:style-name="T19">per emmagatzemar</text:span><text:span text:style-name="T2"> s'han tornat molt més assequibles i accessibles, els aparells </text:span><text:span text:style-name="T19">amb més </text:span><text:span text:style-name="T2">eficiència energètica </text:span><text:span text:style-name="T19">no són molt cars</text:span><text:span text:style-name="T2">, i el disseny </text:span><text:span text:style-name="T19">bioclimàtic ens ajuda a tenir una</text:span><text:span text:style-name="T2"> casa </text:span><text:span text:style-name="T20">energèticament </text:span><text:span text:style-name="T2">passiv</text:span><text:span text:style-name="T20">es.</text:span><text:span text:style-name="T2"> <text:line-break/><text:line-break/>Un dels objectius clau d</text:span><text:span text:style-name="T20">'EcoBusquets és </text:span><text:span text:style-name="T2">poder subministrar el </text:span><text:span text:style-name="T20">màxim d'energia renovable com sigui possible, sense oblidar aconseguir una reducció del consum a les llars mitjançant el disseny arquitectònic i les bones pràctiques.</text:span></text:p>
      <text:p text:style-name="P1"/>
      <text:p text:style-name="P1">SOLAR</text:p>
      <text:p text:style-name="P2"><text:span text:style-name="T1">L'energia solar fotovoltaica serà la principal font d'energia sostenible. </text:span><text:bookmark text:name="result_box"/><text:span text:style-name="T1">Les plaques solars proporcionen un subministrament estable i de llarga duració degut al gran nombre d'hores de llum solar. Les instal·lacions tenen pocs requeriments de</text:span><text:span text:style-name="T2"> manteniment. Són discretes, silencioses i completament autònomes. </text:span></text:p>
      <text:p text:style-name="P1"><text:span text:style-name="T3">T</text:span><text:span text:style-name="T2">ots els edificis disposaran de panells solar a la coberta però, sobretot, la instal·lació més rellevant serà la coberta de l'antiga nau principal del quarter que es convertirà en una pèrgola solar per a la plaça pública.</text:span></text:p>
      <text:p text:style-name="P5">Aprofitar les cobertes és aprofitar una estructura que ja existeix, sense requerir doncs, la ocupació de sòl. </text:p>
      <text:p text:style-name="P5"/>
      <text:p text:style-name="P5">EÒLICA</text:p>
      <text:p text:style-name="P52">Les cobertes dels edificis són el lloc més adequat per a la instal·lació d'aerogeneradors, doncs en trobar-se elevades no hi ha gaires elements que impedeixin un bon flux de vent. En entorns urbans les turbines més adequades són les d'eix vertical perquè són molt silencioses i funcionen amb velocitats de vent més baixes.</text:p>
      <text:p text:style-name="P5"/>
      <text:p text:style-name="P5">BIOMASSA</text:p>
      <text:p text:style-name="P53">Es construirà una petita central de biomassa que doni energia tèrmica als habitatges així com una part de l'energia elèctrica. Serà de dimensions molt reduïdes per falta d'espai i per minimitzar l'impacte acústic que suposa una instal·lació d'aquest estil.</text:p>
      <text:p text:style-name="P53">Un programa de compra de biomassa incentivaria als propietaris iniciar una gestió forestal <text:soft-page-break/>adequada als seus terrenys. Aquest fet comportaria la creació de llocs de treball, la posada en valor del territori no urbà, i la reducció del risc d’incendi en una zona especialment propensa a les sequeres. A l'entorn de la Ciutat de Mallorca hi ha molta zona agrícola que també podria generar combustible en forma de biomassa.</text:p>
      <text:p text:style-name="P53"/>
      <text:p text:style-name="P52">Els equipaments estaran dotats de calderes de pèl·lets per als sistemes de calefacció. </text:p>
      <text:p text:style-name="P5"/>
      <text:p text:style-name="P5">BATERIES</text:p>
      <text:p text:style-name="P5"><text:bookmark text:name="result_box2"/>Per assegurar un subministrament constant de potència de l<text:span text:style-name="T33">es </text:span>energi<text:span text:style-name="T33">es</text:span> <text:span text:style-name="T33">renovables</text:span>, es requereix <text:span text:style-name="T33">un sistema de</text:span> bateri<text:span text:style-name="T33">es</text:span>, que <text:span text:style-name="T33">emmagatzemarien, sobretot, l'energia fotovoltaica produïda durant el dia</text:span> per a <text:span text:style-name="T33">usar-la durant la nit i en</text:span> <text:span text:style-name="T33">dies</text:span> ennuvolat<text:span text:style-name="T33">s</text:span>. <text:span text:style-name="T33">Cada edifici comptarà amb el seu propi sistema de bateries, un sistema més adequat per garantir una instal·lació</text:span> robusta i fiable per a <text:span text:style-name="T33">XXXX</text:span> </text:p>
      <text:p text:style-name="P5"/>
      <text:p text:style-name="P5"><text:bookmark text:name="result_box3"/>En aquest<text:span text:style-name="T33">s moments, l</text:span>a tecnologia de liti <text:span text:style-name="T33">és la més emprada en aquest tipus d'instal·lacions. T</text:span>anmateix, <text:span text:style-name="T33">no s'han de descartar altres </text:span>tecnologies de bateries en cas que <text:span text:style-name="T33">hi hagi</text:span> disponible una solució més sostenible <text:span text:style-name="T33">i eficient</text:span>.<text:line-break/><text:line-break/>Les bateries de liti són una tecnologia provada amb molts avantatges, i consisteixen en cel·les semblants a les que <text:span text:style-name="T33">es troben</text:span> en un ordinador portàtil, telèfon mòbil o vehicle elèctric, però a una escala molt més gran. Són altament eficients, <text:span text:style-name="T33">cosa que</text:span> significa que gairebé tota l'energia que <text:span text:style-name="T33">s'hi </text:span>emmagatzema <text:span text:style-name="T33">s'usa </text:span>com a energia elèctrica, a diferència d'altres bateries que <text:span text:style-name="T33">pateixen molta pèrdua d'energia en forma de calor.</text:span> Po<text:span text:style-name="T33">den</text:span> ser carrega<text:span text:style-name="T33">des</text:span> i descarrega<text:span text:style-name="T33">des</text:span> a una velocitat elevada, permetent que tota l'energia produ<text:span text:style-name="T33">ïda en</text:span> un dia assolellat <text:span text:style-name="T33">es pugui</text:span> emmagatzemar per al seu ús posterior, així com permetre que els períodes <text:span text:style-name="T34">d'alta demanda es puguin satisfer amb facilitat.</text:span> Les bateries de liti tenen una vida útil elevada, garantint anys de rendiment fiable. També són compactes, <text:span text:style-name="T33">ajuden a reduir les dimensions de les sales de màquines.</text:span></text:p>
      <text:p text:style-name="P5"/>
      <text:p text:style-name="P5"/>
      <text:p text:style-name="P5">ÚS DE L'ENERGIA</text:p>
      <text:p text:style-name="P54">Avui en dia m<text:span text:style-name="T1">oltes persones ja han adaptat </text:span>casa seva i els seus estils de vida<text:span text:style-name="T1"> per a ser més eficients energèticament, amb mesures senzilles com </text:span>escollir<text:span text:style-name="T1"> els </text:span>electrodomèstics<text:span text:style-name="T1"> </text:span>amb una classificació energètica més elevada o<text:span text:style-name="T1"> apaga</text:span>nt <text:span text:style-name="T1">els aparells quan no estiguin en ús. No obstant això, </text:span>si la construcció de l'edifici on hom viu és deficient, amb poc aïllament i amb mala orientació<text:span text:style-name="T1">, hi ha un límit real per aconseguir </text:span>una plena eficiència.<text:span text:style-name="T1"><text:line-break/><text:line-break/>A través de la incorporació de</text:span>l<text:span text:style-name="T1"> disseny energètic eficient en tots els aspectes de la planificació de </text:span>XXXX<text:span text:style-name="T1">, i proporcionant educació i compromís amb la comunitat </text:span>per part dels<text:span text:style-name="T1"> futurs residents, es minimitzarà l'ús d'energia sense reduir la comoditat ni afectar el seu estil de vida. </text:span></text:p>
      <text:p text:style-name="P5"/>
      <text:p text:style-name="P5"/>
      <text:p text:style-name="P5"><text:span text:style-name="T37">SEGUIMENT I CONTROL</text:span> </text:p>
      <text:p text:style-name="P7"><text:bookmark text:name="result_box6"/>Els residents i <text:span text:style-name="T35">usuaris de XXXX </text:span>disposaran de les eines necessàries per a viure un estil de vida energèticament eficient <text:span text:style-name="T37">i </text:span>se'ls proporcionarà formació per assegurar-se que gaudeixen del màxim rendiment dels sistemes energètics i del funcionament general dels seus sistemes de control. </text:p>
      <text:p text:style-name="P7"><text:span text:style-name="T37">A</text:span>mb orientació i suport, els residents <text:span text:style-name="T37">podran aconseguir energia a un cost proper a zero.</text:span> </text:p>
      <text:p text:style-name="P5"/>
      <text:p text:style-name="P55">Cada edifici <text:span text:style-name="T1">comptarà amb un sistema de </text:span>seguiment i control de l'<text:span text:style-name="T1">energia </text:span>produïda i consumida</text:p>
      <text:p text:style-name="P5"><text:bookmark text:name="result_box7"/><text:span text:style-name="T37">de la mateixa forma, c</text:span>ada <text:span text:style-name="T37">habitatge</text:span> comptarà amb un <text:span text:style-name="T37">panell de control de l'</text:span>energia <text:span text:style-name="T37">emprada</text:span>, que permetrà al<text:span text:style-name="T37">s residents conèixer en tot moment com és el seu consum i potència, podent decidir, per exemple, quan encenen el forn o quan passen</text:span> <text:span text:style-name="T37">l'aspirador.</text:span></text:p>
      <text:p text:style-name="P5"/>
      <text:p text:style-name="P9"><text:span text:style-name="T37">E</text:span>l seguiment de l'ús d'energia <text:span text:style-name="T37">en el conjunt de XXX</text:span> també proporcionarà dades valuoses per a <text:soft-page-break/>futurs projectes d'investigació energètica sostenible.</text:p>
      <text:p text:style-name="P11"/>
      <text:p text:style-name="P11"/>
      <text:p text:style-name="P11"/>
      <text:p text:style-name="P11"/>
      <text:p text:style-name="P11">AIGUA</text:p>
      <text:p text:style-name="P5"/>
      <text:p text:style-name="P56">En un planeta on les guerres del futur seran sobretot a causa d'aquest valuós liquid, vital per a la vida, una bona gestió i un ús eficient ha de ser un objectiu primordial de l'urbanisme. Per aquest motiu a XXXX es posa especial èmfasi en treballar tots els aspectes del cicle de l'aigua, visualitzant les problemàtiques i les solucions. Més encara, a l'illa de Mallorca, on l'aigua és un recurs més valuós i escàs encara que en terra continental, la sobreexplotació dels recursos per part del turisme de masses obliga a canviar el rumb dràsticament i amb urgència del sistema actual.</text:p>
      <text:p text:style-name="P5"/>
      <text:p text:style-name="P57">Els sistemes convencionals de gestió de les aigües pluvials es basen en absorbir el</text:p>
      <text:p text:style-name="P57">major volum d’aigua possible en el menor temps possible. Aquesta aigua va a petar</text:p>
      <text:p text:style-name="P57">a la xarxa de clavegueram i suposa un sobre-esforç per a la infraestructura, sobretot</text:p>
      <text:p text:style-name="P57">és un volum d’aigua que les depuradores han de tractar. La gestió sostenible de</text:p>
      <text:p text:style-name="P57">les aigües pluvials té com a finalitat <text:span text:style-name="T39">captar-les i retenir-les per a poder-la utilitzar o bé per tal</text:span> que aquestes s’infiltrin al sòl, i reduir així les dimensions i el cost de la infraestructura convencional. L’aigua que s’infiltra al sòl permetrà augmentar el nivell dels aqüífers i millorar-ne la qualitat. </text:p>
      <text:p text:style-name="P5"/>
      <text:p text:style-name="P58">Amb la intenció d'expressar el compromís que la societat ha de tenir amb la sostenibilitat, el parc</text:p>
      <text:p text:style-name="P58">incorpora el procés de depuració natural de l’aigua de pluja com a element estètic i funcional, <text:span text:style-name="T36">supeditant el disseny de tot l’espai a aquesta finalitat</text:span>. Així, aquest procés esdevé tangible i comprensible i serveix alhora com a eina didàctica i lúdica. L’aigua de pluja es depurarà en dues fases. En la primera circularà per uns canals per on flueix lentament entre la vegetació pantanosa.</text:p>
      <text:p text:style-name="P58">Seguidament, es fa circular amb poca fondària perquè la llum solar la netegi.</text:p>
      <text:p text:style-name="P59"/>
      <text:p text:style-name="P5"/>
      <text:p text:style-name="P5">CAPTACIÓ</text:p>
      <text:p text:style-name="P57">La captació en tot el conjunt del bari es duu a terme de dues maneres diferents. Per una banda des de les cobertes dels edificis i per l'altre la recol·lecció de l'aigua d'escorrentia del sòl impermeable.</text:p>
      <text:p text:style-name="P57">A les cobertes dels edificis, uns aljubs <text:s/>retindran l'aigua que la coberta verda haurà filtrat i l'enviaran als dipòsits de la sala de màquines, des d'on serà enviada posteriorment cap al <text:span text:style-name="T39">llac artificial.</text:span></text:p>
      <text:p text:style-name="P57">Les escorrenties de tot el barri es recolliran mitjançant drenatges sostenibles, que la infiltraran al subsòl o la conduiran quan aquesta sigui abundant fins al <text:span text:style-name="T39">llac</text:span>.</text:p>
      <text:p text:style-name="P57"/>
      <text:p text:style-name="P8">DEPURACIÓ <text:span text:style-name="T38">NATURAL</text:span></text:p>
      <text:p text:style-name="P58">Les aigües recollides pel sistema de pluvials són conduïdes al llac artificial que serveix com a dipòsit i com a part del paisatge i de la zona verda. Aquesta aigua pot ser introduïda a la xarxa d’aigua de reg o bé ser conduïda cap al sistema de depuració viva.</text:p>
      <text:p text:style-name="P58">Pensant que cal apropar els cicles naturals a la població, el procés de depuració és completament visible i natural. L’aigua es bomba a uns canals de filtració on es neteja a mesura que flueix lentament entre la vegetació pantanosa. Seguidament, passa per uns altres canals que funcionen com un riu poc profund on els rajos UV del sol fan la desinfecció natural. Després de recórrer tot el circuit se li farà un altre tractament de rajos UV, en aquest cas electrònic. Finalment l’aigua és o bé distribuïda per a ser emprada en els habitatges per a usos no de boca, o bé es torna a abocar al llac. </text:p>
      <text:p text:style-name="P58"/>
      <text:p text:style-name="P58">DRENATGES SOSTENIBLES</text:p>
      <text:p text:style-name="P58">Els sistemes de drenatge consisteixen en superfícies enjardinades que recullen les</text:p>
      <text:p text:style-name="P58">aigües de la superfície, que hi van a vessar directament mercès al seu pendent i</text:p>
      <text:p text:style-name="P58"><text:soft-page-break/>que la superfície de la plantació es troba a una cota lleugerament inferior. Estan</text:p>
      <text:p text:style-name="P58">dissenyats per capturar, retardar i infiltrar l’aigua de pluja al seu subsòl. Amb un</text:p>
      <text:p text:style-name="P58">volum d’escorrentia molt elevat l’aigua quedarà retinguda a la superfície fins que</text:p>
      <text:p text:style-name="P58">s’infiltri o bé sigui conduïda cap a la xarxa de pluvials o el clavegueram.</text:p>
      <text:p text:style-name="P58">La seva funció principal és retenir o recollir els contaminants presents</text:p>
      <text:p text:style-name="P58">a l’aigua, principalment metalls pesants, hidrocarburs, sediments i organismes</text:p>
      <text:p text:style-name="P58">patògens. Gràcies a la retenció de les escorrenties, l’aigua pot evaporar-se i filtrar-se</text:p>
      <text:p text:style-name="P58">al sòl, on alguns contaminants seran absorbits per les arrels de les plantes, d’altres</text:p>
      <text:p text:style-name="P58">seran processats pels microorganismes presents en el sòl. S’hi plantaran plantes</text:p>
      <text:p text:style-name="P58">com l’agrostis, les hortènsies, el trèvol de prat o arbres com el salze.</text:p>
      <text:p text:style-name="P58">Altres avantatges són que, òbviament, augmenta la superfície verda dels carrers i</text:p>
      <text:p text:style-name="P58">proporciona allotjament a multitud d’espècies d’insectes. </text:p>
      <text:p text:style-name="P58"/>
      <text:p text:style-name="P58"/>
      <text:p text:style-name="P5">AIGÜES GRISES</text:p>
      <text:p text:style-name="P60">Les aigües grises son conduïdes al llac com si d'aigua de pluja es tractés. La única diferència és el filtratge previ que es realitzarà a cada edifici per eliminar els sabons i els greixos. <text:span text:style-name="T42">Això en un sistema urbà convencional suposaria un esforç energètic molt important però a XXXX ha de ser molt més fàcil gràcies a l'ús de sabons menys agressius amb el medi ambient i amb la promoció d'hàbits d'alimentació més saludables, que s'espera que els habitants adoptin gràcies a la formació de tallers i cursos que es duran a terme al centre </text:span><text:span text:style-name="T43">cívic.</text:span></text:p>
      <text:p text:style-name="P5"/>
      <text:p text:style-name="P5"/>
      <text:p text:style-name="P5"/>
      <text:p text:style-name="P10">TUB VERD</text:p>
      <text:p text:style-name="P61">Es tracta d'una xarxa de districte per a la distribució d’escalfor i fred. Aquestes xarxes son les encarregades de distribuir l’escalfor i el fred d’una planta de producció als usuaris finals. En aquest cas, de la central de biomassa als edificis de XXXX</text:p>
      <text:p text:style-name="P61">Una xarxa de distribució de calor i fred està constituïda per 4 tubs: dos d’impulsió (90ºC) i retorn (60ºC) de l’aigua calenta, i els altres dos per a impulsió (5ºC) i retorn (14ºC) de l’aigua freda. Les canalitzacions són d’acer amb aïllament incorporat d’espuma de poliuretà. Cada edifici connectat a la xarxa disposa d’una subestació per adequar la pressió i la temperatura a les condicions que l’edifici requereix. Les subestacions dels equipaments requereixen de més lloc per disposar d’equips de bescanvi i d’acumuladors. Segons l’ús que cada client faci de l’energia, es fan servir radiadors d’aigua, aparells d’aire i acumuladors o bescanviadors instantanis per a l’aigua calenta sanitària. La climatització d’estiu s’aconsegueix amb aparells d’aire fred. Cada centre de consum disposa d’un mòdul individual que conté els diferents comptadors personalitzats i un petit bescanviador de plaques per al consum d’aigua calenta domèstica. <text:span text:style-name="T40">Aquest sistema i el d'aigua calenta sanitària provinent dels captadors solars tèrmics es complementen mútuament sobretot a l'hivern quan la demanda d'escalfor és més elevada.</text:span></text:p>
      <text:p text:style-name="P5"/>
      <text:p text:style-name="P5"/>
      <text:p text:style-name="P14">RESIDUS</text:p>
      <text:p text:style-name="P62"/>
      <text:p text:style-name="P78">La major part dels recursos del planeta han estat extrets, processats i usats un únic cop, per acabar descartats i abocats sense haver-els-hi donat un segon ús, ni haver-los reciclat. <text:span text:style-name="T68">La gestió de la brossa dels ciutadans és un repte mundial, també a nivell ètic, on les ciutats han de prendre la iniciativa.</text:span></text:p>
      <text:p text:style-name="P78"/>
      <text:p text:style-name="P79">Els principals objectius d'EcoBusquets en aquest tema són:</text:p>
      <text:p text:style-name="P79"><text:tab/>Construir amb materials reciclables</text:p>
      <text:p text:style-name="P79"><text:tab/>Reciclar els materials procedents dels enderrocs (teules, ferro, runa, etc.)</text:p>
      <text:p text:style-name="P79"><text:soft-page-break/><text:tab/>Limitar les escombraries enviades fora d'EcoBusquets.</text:p>
      <text:p text:style-name="P79"><text:tab/>Espais de reciclatge enlloc de papereres urbanes</text:p>
      <text:p text:style-name="P79"><text:tab/></text:p>
      <text:p text:style-name="P78"/>
      <text:p text:style-name="P62">SENSIBILITZACIÓ</text:p>
      <text:p text:style-name="P62">És necessari apropar al ciutadà la preocupació per la supervivència de l’espècie</text:p>
      <text:p text:style-name="P62">humana en un planeta castigat per la sobreexplotació dels recursos i la contaminació</text:p>
      <text:p text:style-name="P62">dels ecosistemes.</text:p>
      <text:p text:style-name="P62">En el <text:span text:style-name="T42">centre cívic</text:span> s'hi ubicarà un espai amb el nom d'Oficina Ambiental, amb informadors que</text:p>
      <text:p text:style-name="P63">treballaran sobretot des del carrer per sensibilitzar la població i millorar la seva cultura ambiental. Aquests treballadors de l’oficina haurien de dur a terme tasques d’informació per millorar el civisme i la convivència des de la perspectiva de la cor<text:span text:style-name="T67">r</text:span>esponsabilitat amb els veïns sobre l’espai públic i comú que comparteixen. És un projecte de ciutat però es proposa que XXXXX <text:span text:style-name="T41"><text:s/>pugui ser l’indret on es crei la 1a oficina de barri, aprofitant aquest desenvolupament urbà.</text:span></text:p>
      <text:p text:style-name="P62"/>
      <text:p text:style-name="P64">ESPAIS D’INTERCANVI I REPARACIÓ</text:p>
      <text:p text:style-name="P64">Un dels problemes que acostumen a tenir les ciutats és la gran acumulació d’objectes i deixalles entorn dels contenidors. Molta gent es dedica a fer de ferroveller per tal de subsistir. Els veiem cada dia remenant contenidors. Aconsegueixen una gran varietat d’objectes per vendre o desmuntar. El fet que hi hagi molta gent que els reutilitzi o</text:p>
      <text:p text:style-name="P64">n’aprofiti parts ens ha de fer reflexionar sobre la necessitat de crear espais on aquest</text:p>
      <text:p text:style-name="P64">intercanvi pugui produir-se de manera més eficaç i sense generar tant mala imatge.</text:p>
      <text:p text:style-name="P64">Es proposa la creació d’una àrea de petites dimensions gestionades pels mateixos veïns a través de l’Oficina Ambiental on els ciutadans hi dipositaran trastos o bé se n’enduran allò que trobin oportú.</text:p>
      <text:p text:style-name="P64">Una opció complementària fóra que l’Oficina Ambiental treballés per crear una empresa-taller que</text:p>
      <text:p text:style-name="P64">es dediqui a la reparació de petits electrodomèstics i els vengui en una botiga social.</text:p>
      <text:p text:style-name="P64">Aquesta empresa seria gestionada per una fundació que treballi amb persones en risc d’exclusió social.</text:p>
      <text:p text:style-name="P5"/>
      <text:p text:style-name="P64">RECOLLIDA SELECTIVA</text:p>
      <text:p text:style-name="P64">Amb les dades a la mà podem veure com fa molts anys que el percentatge de residus recollits selectivament està estancat. La recollida selectiva ha arribat al seu màxim per tant cal que entrin en joc nous elements i sistemes innovadors.</text:p>
      <text:p text:style-name="P64"/>
      <text:p text:style-name="P65"><text:span text:style-name="T66">Una xarxa pneumàtica de recollida de residus é</text:span>s un sistema completament automatitzat que permet retirar contenidors i eliminar les males olors i la circulació de grans i sorollosos camions, sovint en hores intempestives.</text:p>
      <text:p text:style-name="P64">Els residus es dipositen en unes bústies estanques situades a cada edifici, i també al carrer. A sota de cada una d'aquestes bústies hi ha una vàlvula de descàrrega que s’obre en el moment en què la central recull aquell residu concret. S’activen uns potents turboventiladors que creen un buit a la</text:p>
      <text:p text:style-name="P64">xarxa de canonades i obre una vàlvula d’entrada d’aire, perquè entri l’aire de transport a la xarxa, fet que provoca un potent corrent que circula des d’un extrem de la xarxa</text:p>
      <text:p text:style-name="P64">de canonades fins a la central de recollida. Quan arriben a la central de recollida,</text:p>
      <text:p text:style-name="P64">els residus passen a través d’un cicló que els separa de l’aire de transport, i són</text:p>
      <text:p text:style-name="P64">emmagatzemats en un contenidor tancat havent-los compactat prèviament. L’aire de transport és enviat a una sala de filtres on pateix diversos tractaments abans de ser enviat de nou a l’atmosfera.</text:p>
      <text:p text:style-name="P64">Als nous edificis aquesta xarxa arribarà fins a dins mateix, cosa que faria molt més còmode l’acte d’anar a tirar la brossa. Es proposa que se situïn bústies als carrers circumdants per recollir la brossa dels veïns propers i ajudar a fer més sostenible, econòmicament parlant, el sistema. </text:p>
      <text:p text:style-name="P64">La central de recollida es construirà al costat dels camps de fruiters i tindrà una superfície aproximada de 1.000 m2.</text:p>
      <text:p text:style-name="P5"/>
      <text:p text:style-name="P66"><text:soft-page-break/>Recollida de l’orgànica per als horts urbans.</text:p>
      <text:p text:style-name="P66">En els horts urbans hi haurà zones de compostatge on els veïns hi dipositaran les restes orgàniques per tal de produir adob.</text:p>
      <text:p text:style-name="P5"/>
      <text:p text:style-name="P5"/>
      <text:p text:style-name="P15">MOBILITAT</text:p>
      <text:p text:style-name="P68">Les mesures que un ecobarri com XXXXX pot implementar no seran mai eficients si no es compta amb la complicitat dels gestors i els polítics de les administracions públiques.</text:p>
      <text:p text:style-name="Standard">Per davant de tot, per tal que totes les bones intencions respecte a la vida urbana arribin a bon port, la ciutat ha de tenir l’ambiciós objectiu de reduir la presència de trànsit motoritzat privat.</text:p>
      <text:p text:style-name="P84">El que es busca al cap i a la fi és complicar la circulació de cotxes per tal que el temps que triguen en anar d’un punt a un altre de la ciutat augmenti, al mateix temps que intentem rebaixar el que pot trigar una bicicleta o el transport públic. D’aquesta manera, amb una equiparació dels temps, els ciutadans preferirien escollir un mitjà de transport alternatiu al cotxe.</text:p>
      <text:p text:style-name="P85">Els residents d'XXXXXX gaudiran d'un sistema de bicicletes comunes, compartides i amb un taller mecànic. També disposaran de vehicles motoritzats compartits que són propietat de les cooperatives.</text:p>
      <text:p text:style-name="P85">Però res ajudarà més que els canvis que la ciutat ha de realitzar de manera global.</text:p>
      <text:p text:style-name="P67">Les ciutats s’han de dotar de més d’un sistema de transport: el tramvia pot ser el complement ideal</text:p>
      <text:p text:style-name="P67">a la xarxa d’autobusos. S’hauria de comptar també amb serveis públics de lloguer de bicicletes i promoure i difondre sistemes per compartir vehicles privats.</text:p>
      <text:p text:style-name="P5"/>
      <text:p text:style-name="P5">BICICLETES</text:p>
      <text:p text:style-name="P70">El conjunt de les cooperatives d'habitatge disposaran <text:span text:style-name="T45">de bicicletes d'ús comú, de diversos models, que podran ser guardades en un espai reservat a cada escala o bé al taller, on es podran reparar de manera particular o bé per un treballador contractat per les cooperatives. Els residents també hi podran dur les bicicletes particulars.</text:span></text:p>
      <text:p text:style-name="P70"/>
      <text:p text:style-name="P5">COTXES</text:p>
      <text:p text:style-name="P71">De la mateixa manera que amb les bicicletes, els residents podran gaudir, pagant només pel servei, de cotxes i motos compartits de diferents models. Aquests vehicles estaran estacionats a l'únic aparcament soterrat del conjunt.</text:p>
      <text:p text:style-name="P5"/>
      <text:p text:style-name="P70">MERCADERIES</text:p>
      <text:p text:style-name="P70">Hem de treballar per reduir trànsit motoritzat dins de la ciutat. El transport de mercaderies és el causant de molts inconvenients i de molta contaminació associada al trànsit és fruit del repartiment de béns.</text:p>
      <text:p text:style-name="P70">A XXXXXX les mercaderies per repartir als diferents comerços i equipaments, i les comandes al comerç electrònic per entregar als residents, se centralitzaran en un únic punt. Aquest punt de recepció rebria les mercaderies a última hora del dia, quan els nivells de circulació són baixos, així no generen molèsties de trànsit. L’endemà a primera hora els propis comerciants o els encarregats dels equipaments ho recolliran i s'ho enduran amb carretes o amb bicicletes de càrrega que seran de propietat comuna. </text:p>
      <text:p text:style-name="P70"/>
      <text:p text:style-name="P5"/>
      <text:p text:style-name="P5"/>
      <text:p text:style-name="P5">TRANSPORT PÚBLIC</text:p>
      <text:p text:style-name="P67">La xarxa de transport públic urbana ha d’arribar a tot arreu on sigui possible, fent especial atenció als grans centres generadors de mobilitat, com els polígons industrials. Ha de tenir horaris que permetin la correspondència amb els horaris laborals i educatius, incrementant freqüències i donar servei el màxim d’hores possibles, sobretot a les nits.</text:p>
      <text:p text:style-name="P67">Les dades de mobilitat obligada ens han de fer adonar que bona part dels trajectes es duen a terme</text:p>
      <text:p text:style-name="P67"><text:soft-page-break/>entre municipis. S’han de crear noves xarxes de transport interurbà i adaptar-les a les necessitats reals dels possibles usuaris. S’ha de potenciar, sobretot aquelles relacions que avui en dia no existeixen, <text:span text:style-name="T36">ja que es dóna molta importància a la connexió amb les capitalitats.</text:span></text:p>
      <text:p text:style-name="P67"><text:span text:style-name="T42">El tramvia pot ser el complement ideal a la xarxa d’autobusos, implantant-se només en els trajectes que tenen una demanda més alta per exemple. </text:span>A causa de la seva infraestructura no disposem de molta flexibilitat per realitzar canvis un cop construït, per això s’ha d’estudiar molt bé la seva implantació. Però un cop construït és molt versàtil perquè es poden crear multitud de línies circulant per uns mateixos rails. No cal cenyir-se a l’àmbit estrictament municipal, doncs és molt usual que les xarxes vagin més enllà dels límits administratius d’una ciutat i discorrin per l’àrea d’influència.</text:p>
      <text:p text:style-name="P5"/>
      <text:p text:style-name="P69">CARRILS BUS</text:p>
      <text:p text:style-name="P69">Els carrers principals haurien de tenir un carril bus que permetés reduir els temps de trajecte i millorar la velocitat comercial. No sempre però hi podrem ubicar un carril, ja que estem condicionats per l’estretor de la via. També haurien de ser vies reservades pels taxis i les bicicletes. Com que això últim és una novetat a casa nostra caldria indicar-ho de manera ben visible en els senyals i al terra. A més a més les bicicletes podrien usar-los en ambdós sentits de la marxa.</text:p>
      <text:p text:style-name="P69">Una altra mesura, molt efectiva, seria la regulació semafòrica per evitar perdre molt de temps esperant. Avui en dia la velocitat comercial dels autobusos és molt baixa, no és gens competitiva. Instal·lar sistemes de regulació semafòrica permetria als autobusos discórrer amb menys entrebancs. Aquests sistemes posen en verd els semàfors quan l’autobús s’hi acosta, ja sigui amb un comandament que té el conductor o amb sistemes de sensors a la via públics.</text:p>
      <text:p text:style-name="P69"/>
      <text:p text:style-name="P69">CARRIL BICI</text:p>
      <text:p text:style-name="P69">Les ciutats han d’estar articulades amb una potent xarxa de carrils per a bicicletes. <text:span text:style-name="T44">P</text:span>otent perquè és més important la qualitat d’aquests vials per garantir la coexistència dels diferents usuaris de la via pública i la seguretat dels més vulnerables.</text:p>
      <text:p text:style-name="P69">Les artèries principals de la ciutat haurien de disposar totes elles de carrils bici. S’ha de buscar el millor disseny possible per relligar tots els barris de la ciutat i connectar els principals equipaments i llocs d’afluència massiva.</text:p>
      <text:p text:style-name="P69">No ens cal inventar res ni trobar solucions molt enginyoses; a Europa fa molts anys que <text:span text:style-name="T44">c</text:span>onstrueixen molt bona infraestructura ciclista, per tant només cal copiar com solucionen els encreuaments, quines dimensions i de quines proteccions gaudeixen.</text:p>
      <text:p text:style-name="P69">A grans trets només caldria ressenyar que la infraestructura ciclista ha de ser completament segregada de la resta de mitjans, incloent-hi els vianants. Les interseccions estaran dissenyades de tal forma que redueixin al màxim el perill a causa de la mala visibilitat.</text:p>
      <text:p text:style-name="P69">Un aspecte molt important i molt innovador (a casa nostra) és la interconnexió municipal mitjançant</text:p>
      <text:p text:style-name="P69">carrils bici. Cal disposar de connexions segures per anar d<text:span text:style-name="T44">e la ciutat als pobles del voltant</text:span>, sense posar en risc la integritat física dels ciclistes. Ha de servir per incentivar l’ús de la bicicleta en distàncies mitjanes, completament assolible des del punt de vista de l’esforç físic per bona part de la població, més encara quan les bicicletes elèctriques s’estan fent un bon lloc entre nosaltres.</text:p>
      <text:p text:style-name="P69">Des de l’administració local cal fer un esforç per entendre’s amb els pobles circumdants i dissenyar</text:p>
      <text:p text:style-name="P69">conjuntament aquestes vies.</text:p>
      <text:p text:style-name="P69"/>
      <text:p text:style-name="P70"/>
      <text:p text:style-name="P70"/>
      <text:p text:style-name="P115">VIURE-HI</text:p>
      <text:p text:style-name="P5"/>
      <text:p text:style-name="P17">Els habitatges han estat dissenyats amb una gran varietat de dimensions i estils per afavorir una comunitat diversa, amb parelles i solters de totes les edats, famílies establertes, jubilats i joves que es traslladen a les seves primeres llars.</text:p>
      <text:p text:style-name="P18">El nombre més gran d'habitatges <text:span text:style-name="T65">es troba en règim </text:span>de protecció oficial però també hi haurà una petita xifra d'habitatge sense protecció de dimensions més generoses per afavorir la necessària barreja i <text:span text:style-name="T65">la </text:span>diversitat de ciutadans. </text:p>
      <text:p text:style-name="P19"/>
      <text:p text:style-name="P19">Els edificis es construiran un a un a mesura que es vagin constituint les diferents cooperatives que els han de promoure. <text:span text:style-name="T22">Les persones que desitgin viure a EcoBusquets </text:span>hauran d'escollir el tipus d'habitatge que volen a l'edifici en promoció en aquell moment. Un cop estiguin adjudicats la major part dels habitatges podrà començar-ne la construcció.</text:p>
      <text:p text:style-name="P19">En un primer moment serà l'administració l'encarregada de gestionar la creació de la primera o les primeres de les cooperatives, desvinculant-se completament del projecte quan aquestes hagin creat un sistema d'administració i gestió <text:span text:style-name="T23">conjunt.</text:span></text:p>
      <text:p text:style-name="P17"/>
      <text:p text:style-name="P17">Tots els edificis seran gairebé neutres en consum d'energia gràcies a la generació d'energies renovables i l'emmagatzematge en bateries; participaran del cicle de l'aigua amb la captació i la reutilització d'aigües depurades; dissenyats <text:span text:style-name="T22">de manera</text:span> bioclimàtic<text:span text:style-name="T22">a</text:span> i construïts en la mesura en que això sigui possible amb materials locals i alternatius per reduir l'energia incorporada.</text:p>
      <text:p text:style-name="P17"/>
      <text:p text:style-name="P18">Totes aquestes característiques configuren a XXXXX com el primer barri neourbà del nostre país.</text:p>
      <text:p text:style-name="P18"/>
      <text:p text:style-name="P17"><text:line-break/></text:p>
      <text:p text:style-name="P20">EMANCIPACIÓ DELS JOVES</text:p>
      <text:p text:style-name="P20">El preu de l'habitatge, tant de compra com de lloguer, ha estat des de fa molts anys el principal inconvenient a l'hora de marxar de casa dels pares per començar una nova vida. També la dificultat de trobar un habitatge de dimensions reduïdes adequat a les poques pretensions d'una persona jove soltera o de parelles que han decidit anar a viure juntes per primer cop.</text:p>
      <text:p text:style-name="P20">XXXXXX ofereix <text:span text:style-name="T24">habitatges de 40 m</text:span><text:span text:style-name="T26">2 </text:span><text:span text:style-name="T28">amb una habitació, bany complet i sala amb cuina incorporada.</text:span></text:p>
      <text:p text:style-name="P5"/>
      <text:p text:style-name="P21">FAMÍLIES</text:p>
      <text:p text:style-name="P21">Per donar cabuda a tot tipus de famílies, hi haurà habitatges amb dimensions compreses entre els 50 i els <text:span text:style-name="T27">90m</text:span><text:span text:style-name="T25">2</text:span><text:span text:style-name="T27">. </text:span>La flexibilitat en el disseny permetrà que els usuaris configurin l'habitatge al seu gust, escollint quantes habitacions volen i variant les dimensions de cuines i banys mentre sigui factible tècnicament.</text:p>
      <text:p text:style-name="P21"/>
      <text:p text:style-name="P21">ENVELLIMENT CONJUNT</text:p>
      <text:p text:style-name="P22">Un dels blocs del conjunt estarà destinat a aquelles persones jubilades que no desitgin seguir vivint soles i no tinguin necessitat d'ingressar en una residència. Serà un edifici com els altres, amb habitatges independents de 40 m<text:span text:style-name="T25">2</text:span><text:span text:style-name="T27"> d'una habitació, sala amb cuina i bany adaptat,</text:span> però amb serveis comuns adaptats a les necessitats especials d'aquestes edats, com la sala de TV, gimnàs, sales de rehabilitació, sala d'atenció sanitària i sala polivalent. També disposarà de cuina i menjador comunitari <text:span text:style-name="T54">i espai exterior amb pista de petanca. </text:span>Tots aquests serveis també podran ser usats per la gent gran que visqui en els altres edificis.</text:p>
      <text:p text:style-name="P22"/>
      <text:p text:style-name="P22">DIMENSIONS GENEROSES</text:p>
      <text:p text:style-name="P23">Per afavorir la necessària diversitat de perfils socioeconòmics s'ha cregut convenient contemplar a cada edifici un o diversos habitatges fora del règim de protecció oficial que tinguin superfícies <text:soft-page-break/>compreses entre els 100 i els 140m<text:span text:style-name="T25">2</text:span><text:span text:style-name="T27">. Seran igualment propietat de les cooperatives i han de servir per a allotjar famílies nombroses o famílies que desitgin tenir una llar espaiosa per gaudir de l'espai. </text:span></text:p>
      <text:p text:style-name="P80"/>
      <text:p text:style-name="P6"/>
      <text:p text:style-name="P6"/>
      <text:p text:style-name="P12">EQUIPAMENTS</text:p>
      <text:p text:style-name="P12"/>
      <text:p text:style-name="P50">A EcoBusquets trobarem dos tipus d'equipaments. Per una banda hi haurà els necessaris equipaments de ciutat, que acostumen a ser molt reclamats pels veïns i que triguen molt en ser construïts en part per la manca d'espai dins del teixit de les ciutats. Cal aprofitar doncs l'alliberament de tota la superfície de l'antiga caserna. <text:span text:style-name="T69">Inserir al bell mig d</text:span>'un<text:span text:style-name="T69"> barri un equipament de ciutat, permet atraure població d</text:span>'altres barris i de tota <text:span text:style-name="T69">la ciutat. Ha de ser un incentiu perquè la gent que hi vagi passegi, hi compri o faci ús dels nous espais públics. La presència de veïns d’altres barris també pretén reforçar l’intercanvi i la relació de conciutadans.</text:span></text:p>
      <text:p text:style-name="P49">D'altra banda tindrem els equipaments per als residents, aquells espais que son necessaris per a fer funcionar un projecte com EcoBusquets, com la central de biomassa o les sales comunes. Els horts també són considerats equipament, perquè a més a més de ser productius compleixen les mateixes funcions socials que qualsevol altre equipament, o fins i tot ho fan en major mesura.</text:p>
      <text:p text:style-name="P12"/>
      <text:p text:style-name="P24">ESCOLA-INSTITUT</text:p>
      <text:p text:style-name="P25"/>
      <text:p text:style-name="P26">3.000 metres quadrats d'antigues edificacions <text:span text:style-name="T29">seran rehabilitades per </text:span>allotjar els espais del projecte educatiu. <text:span text:style-name="T29">La ideal disposició dels edificis, fent els quatre costats d'un quadrat, crea un pati central que allotjarà pistes poliesportives i vegetació. També es conservarà una de les naus per crear un porxo i tenir d'aquesta manera un espai cobert exterior.</text:span></text:p>
      <text:p text:style-name="P26"/>
      <text:p text:style-name="P27">Es tracta d'un equipament de ciutat, però on es pretén dur a terme un projecte educatiu singular. Per començar, es promourà que a la construcció hi participin les famílies, els infants i els mestres i professors, ajudant així a crear una comunitat educativa forta i cohesionada. Les tècniques de bioconstrucció i els materials naturals són els més adients per als projectes d'autoconstrucció, liderats per un equip de tècnics professionals però executats de manera conjunta.</text:p>
      <text:p text:style-name="P27"/>
      <text:p text:style-name="P27">Una manera de pal·liar l'escassetat de metres quadrats és aprofitar l'entorn com a espai d'aprenentatge. <text:span text:style-name="T30">Enmig dels horts hi haurà un espai d'aula, amb bancs en forma d'amfiteatre. Aquests horts, el llac i la vegetació constitueixen un recurs educatiu molt valuós del que se'n traurà molt de profit.</text:span></text:p>
      <text:p text:style-name="P28">Gràcies al disseny dels carrers sense circulació rodada, l'espai de XXXXX <text:s/>constitueix un entorn segur per a infants, tant pel que fa al camí a l'escola com per l'aprofitament de l'exterior com a aula educativa. <text:span text:style-name="T31">També proporciona una qualitat més dins les aules, ja que la contaminació acústica serà gairebé inexistent.</text:span></text:p>
      <text:p text:style-name="P28"/>
      <text:p text:style-name="P29">El pati serà un espai obert a la ciutat <text:span text:style-name="T31">fora de l'horari escolar. Podrà ser utilitzat com un equipament esportiu més i com a zona verda, amb un programa de patis oberts gestionat per l'administració que proporcioni educadors cívics que garanteixin bons usos i civisme per part dels usuaris d'aquests espais.</text:span></text:p>
      <text:p text:style-name="P28"/>
      <text:p text:style-name="P32">CENTRE <text:span text:style-name="T52">CÍVIC</text:span></text:p>
      <text:p text:style-name="P32"/>
      <text:p text:style-name="P51">Les instal·lacions de les que gaudeix el centre cívic<text:span text:style-name="T62">: recepció, bar-restaurant, sala de manualitats, sala de cuina, s</text:span>ala de cos <text:span text:style-name="T62">(</text:span>per fer activitats físiques<text:span text:style-name="T62">)</text:span>, <text:span text:style-name="T62">sala d'estudi, sala de lectura, aules de diversa capacitat, aula d'informàtica i sala d'actes. També compta amb despatxos per a tècnics de l'ajuntament que podran donar suport a les diferents iniciatives comunitàries que sorgiran dels </text:span><text:soft-page-break/><text:span text:style-name="T62">residents </text:span>d'EcoBusquets.</text:p>
      <text:p text:style-name="P51">Ha de ser el puntal físic de la vida comunitària, oferint l'espai per a desenvolupar tota mena d'activitats, tallers i cursos, que permetran als residents entrar a la dimensió social de la vida ciutadana. Les activitats sorgiran dels propis residents, guiats pels seus interessos i <text:span text:style-name="T72">inquietuds.</text:span></text:p>
      <text:p text:style-name="P51"/>
      <text:p text:style-name="P51">Permacultura. És el sistema que s'utilitzarà en els espais productius. Produ<text:span text:style-name="T72">i</text:span>r aliments respectant els cicles bio-geofísics del nostre planeta.</text:p>
      <text:p text:style-name="P51">Noves masculinitats. No ho hem vist mai a la tele, ni a les revistes. <text:span text:style-name="T71">Els homes també són vulnerables, t</text:span>ambé ploren, també s'espanten, també volen expressar els seus sentiments. I ho han de fer.</text:p>
      <text:p text:style-name="P111"><text:span text:style-name="T8">Dissenyant una economia regenerativa.</text:span><text:bookmark text:name="result_box1"/><text:span text:style-name="T8"> E</text:span><text:span text:style-name="T2">xplorarem col·lectivament la possibilitat de com podem redissenyar l'economia per crear resultats regeneradors de la seguretat, la prosperitat i un clima estable en lloc dels resultats de l'explotació i la desigualtat </text:span><text:span text:style-name="T21">de l'economia capitalista</text:span><text:span text:style-name="T2">. A través de petits exercicis, grup de discussió i estudis de casos, explorarem com dissenyar empreses i organitzacions que proporcionen els béns i serveis necessaris de manera que es millori i restableixi la prosperitat ambiental i social.</text:span> </text:p>
      <text:p text:style-name="P112">Art i escultures de terra. <text:span text:style-name="T70">Terra pedres i paisatge. Com conjuntar-ho tot per crear estructures decoratives i divertides.</text:span></text:p>
      <text:p text:style-name="P113">Models de negoci de l'economia social i solidaria. Com funcionen les cooperatives, les mútues i altres tipologies i pràctiques empresarial.</text:p>
      <text:p text:style-name="P114">Arquitectura amb residus. Aprendrem a crear estructures urbanes funcionals aprofitant tot allò que per a alguns són residus. Pneumàtics, palets, xapes metàl·liques, etc.</text:p>
      <text:p text:style-name="P114"><text:span text:style-name="T2">Ayurveda, una experiència humana en el planeta terra. La nostra forma humana experimenta desequilibris molt similars als que pateix la mateixa terra. Si podem aprendre a escoltar els símptomes elementals dels nostres cossos, tal vegada puguem donar un millor suport al medi ambient que ens envolta.</text:span> </text:p>
      <text:p text:style-name="P114"><text:bookmark text:name="result_box10"/><text:span text:style-name="T2">Alfabetització emocional i lectura de paisatges humans.</text:span><text:bookmark text:name="result_box9"/><text:span text:style-name="T2"> Ets emocionalment intel·ligent? Sap què t'està succeint? Pots llegir «paisatges humans» com si llegissis sistemes terrestres? La cultura dominant no ens ha ajudat a estar relacionats amb les nostres emocions, de fet, sovint ens apaguem, especialment els homes. </text:span></text:p>
      <text:p text:style-name="P121">Aprendrem com aconseguir fibres vegetals i animals, com tractar-les i com confeccionar roba. Porta les agulles de casa!</text:p>
      <text:p text:style-name="P114"/>
      <text:p text:style-name="P122"/>
      <text:p text:style-name="P24">ESCOLA BRESSOL</text:p>
      <text:p text:style-name="P30">Aquesta escola bressol <text:span text:style-name="T61">ha d'estar destinada bàsicament als residents de XXXXX. Es prioritzarà que els infants tinguin un contacte intens amb els horts i els animals de granja ja que això els estimularà molt a nivell social. Dins, a les aules, s'evitarà sobreexposar els infants a l'ús de pantalles i dispositius electrònics ja que cada cop més s'està demostrant que això comporta més problemes que avantatges.</text:span> </text:p>
      <text:p text:style-name="P24"/>
      <text:p text:style-name="P31">BIBLIOTECA</text:p>
      <text:p text:style-name="P31">En el mateix recinte del centre <text:span text:style-name="T52">cívic</text:span> s'hi ubicarà la biblioteca, rehabilitant i ampliant una de les naus. De dimensions bastant reduïdes, té la pretensió de servir a aquest nou barri i al seu entorn més immediat. El seu disseny tindrà en compte que s'ha d'encaixar en un espai molt llarg i estret, intentant crear amb aquesta restricció una arquitectura interior singular.</text:p>
      <text:p text:style-name="P24"/>
      <text:p text:style-name="P32">RESIDÈNCIA D'ANCIANS</text:p>
      <text:p text:style-name="P33">A la nostra societat <text:span text:style-name="T32">l</text:span>'augment de l'esperança de vida no vol dir necessàriament <text:span text:style-name="T32">gaudir d'una qualitat de vida acceptable. L</text:span>'epidèmia de malalties com <text:span text:style-name="T32">l'alzheimer</text:span>, les demències pròpies d'edats molt avançades i la soledat, fa necessària la construcció d'equipaments especials per a la gent gran. </text:p>
      <text:p text:style-name="P34">L'equipament públic més important serà aquesta residència de XXXX m2 amb una capacitat <text:soft-page-break/>aproximada de XX places.</text:p>
      <text:p text:style-name="P34"/>
      <text:p text:style-name="P35">ESPAIS PER A ENTITATS</text:p>
      <text:p text:style-name="P35">Una de les mancances cròniques de les grans ciutats és la falta d'espais per a entitats, per a que aquestes desenvolupin la seva activitat de manera digna i més eficient. Una part de la superfície en planta baixa dedicada a equipaments i de la dedicada a activitats comercials en planta primera, podrà ser destinada a allotjar entitats.</text:p>
      <text:p text:style-name="P35"/>
      <text:p text:style-name="P38">EQUIPAMENTS COMUNITARIS</text:p>
      <text:p text:style-name="P47">Una sèrie d'espais estaran destinats a equipaments pels residents. Es tracta en primer lloc de l'antic edifici administratiu que allotjarà, un cop rehabilitat, els serveis d'administració i gestió de XXXXX i de les seves cooperatives d'habitatge. Allí hi haurà també el servei de distribució d'aliments i botiga cooperativa, així com sales a disposició de qualsevol soci de les cooperatives per a realitzar-hi esdeveniments privats, la més grossa de les quals acollirà les reunions i juntes de socis de cada cooperativa. D'aquesta manera no caldrà reservar un espai a cada edifici.</text:p>
      <text:p text:style-name="P47"/>
      <text:p text:style-name="P48">Els antics habitatges que donen a la carretera de Valldemossa seran rehabilitats per acollir espais d'estada temporal per a voluntaris i visitants o professors. També poden servir per acollir de forma temporal famílies en risc d'exclusió social o reallotjats en algun cas d'emergència.</text:p>
      <text:p text:style-name="P47"/>
      <text:p text:style-name="P42">APARCAMENT PER A BICIS</text:p>
      <text:p text:style-name="P41">Una sala de l'equipament situat en aquest edifici estarà destinada a aparcament segur per a bicicletes. Com que les dimensions de tots els equipaments públics d'XXXXX són molt reduïdes, la millor opció serà crear un únic aparcament en un lloc central i accessible. Serà un espai amb vídeo-vigilància, d'alta capacitat i que complirà els estàndards europeus. Els ciutadans podran deixar lligada la seva bicicleta en una estructura de doble alçada, a imatge i semblança d'una prestatgeria.</text:p>
      <text:p text:style-name="P116">TREBALLAR-HI</text:p>
      <text:p text:style-name="P36"/>
      <text:p text:style-name="P36">Les antigues naus militars seran rehabilitades i reconvertides en magnífics espais per a allotjar una vila d'artesania, amb tallers i botigues. Però també hi tindran cabuda artistes i negocis de l'àmbit gastronòmic. La rehabilitació haurà proporcionat a les antigues construccions aïllament tèrmic i noves instal·lacions <text:span text:style-name="T46">i una obertura enmig de les naus com a prolongació del carrer existent.</text:span></text:p>
      <text:p text:style-name="P37">Alguns dels nous edificis destinaran la planta baixa a allotjar comerç i la primera planta preparada per allotjar negocis i serveis.</text:p>
      <text:p text:style-name="P37"/>
      <text:p text:style-name="P36"/>
      <text:p text:style-name="P36">TALLERS D'ARTESANIA</text:p>
      <text:p text:style-name="P37">Aquestes naus són l'espai adequat per allotjar i promocionar activitats artesanes d'alt valor afegit ja que són activitats que es basen en l'ús de materials naturals i de tècniques tradicionals. L'agrupament en un únic indret de tots aquests oficis ajudarà a donar-els-hi visibilitat i promoció. La gent hi acudirà atreta per la variada oferta comercial, complementada amb la presència d'artistes i bars gastronòmics.</text:p>
      <text:p text:style-name="P37">Pels artesans les possibilitats de poder instal·lar maquinària o xemeneies i treballar sense molestar a cap veïnatge proper, fa d'aquests espais el lloc ideal on treballar.</text:p>
      <text:p text:style-name="P37"/>
      <text:p text:style-name="P37">ESTUDIS D'ARTISTES</text:p>
      <text:p text:style-name="P37">Hi haurà també algun espai on s'hi puguin instal·lar artistes que necessitin un lloc de mida mitjana. Els estudis poden ser al mateix temps sales d'exposició o galeries d'art.</text:p>
      <text:p text:style-name="P37"/>
      <text:p text:style-name="P37">NEGOCIS</text:p>
      <text:p text:style-name="P87"><text:span text:style-name="T4">La planta baixa dels edificis situats tan en els carrers principals com a la plaça pública allotjarà comerç convencional. </text:span><text:span text:style-name="T5">S'ha considerat convenient incloure en els edificis més importants espai en el primer pis per a negocis, ajudant així a augmentar la diversitat <text:s/>la complexitat dels edificis i del barri. Aquests espais seran adequats per allotjar professionals liberals, oficines o negocis que no depenguin de la visibilitat i el contacte amb el carrer.</text:span></text:p>
      <text:p text:style-name="P87"><text:span text:style-name="T4">Els espais son propietat de cada una de les cooperatives i seran </text:span><text:span text:style-name="T5">cedits en règim de concessió a qui ho desitgi i que compleixi certs requisits que pugui imposar la cooperativa o bé a les propostes que obtinguin més punts si estan postulant per un mateix espai. Els requisits o criteris per atorgar la concessió de l'espai hauran de tenir en compte conceptes com </text:span>l’ús de finances ètiques, <text:span text:style-name="T47">la cohesió social, la t</text:span><text:span text:style-name="T48">ransformació social, </text:span><text:span text:style-name="T49">la sostenibilitat ambiental, l'arrelament al territori o el desenvolupament personal.</text:span></text:p>
      <text:p text:style-name="P86"/>
      <text:p text:style-name="P117">ALIMENTACIÓ</text:p>
      <text:p text:style-name="P88"/>
      <text:p text:style-name="P90">Cultivar tanta quantitat de menjar com es pugui en el lloc on vius no només <text:span text:style-name="T2">és la forma més sostenible de produir aliments frescos, saludables i nutritius, sinó que també és la més eficaç i rendible. La distància entre les zones productives i el consum és nul·la i la manipulació mínima. El menjar que consumim a casa nostra ha recorregut centenars o milers de quilòmetres i suposa una factura energètica i de despesa hídrica molt elevada.</text:span></text:p>
      <text:p text:style-name="P72">La superfície dedicada a la producció d'aliments a XXXXX ocupa una part molt important de la de l'antic quarter militar. S'ha considerat oportú dedicar tanta superfície com fos possibles a aquesta finalitat, però tenint en compte el gran número d'habitatges que la zona havia d'acollir, la producció d'aliments serà tant sols un complement dels seus habitants.</text:p>
      <text:p text:style-name="P73"/>
      <text:p text:style-name="P74">S'implantaran tres modes productius diferents; els horts i els camps de fruiters. En el camp de fruiters hi podrà haver-hi aviram i algun petit ramat de cabres <text:span text:style-name="T50">o xais</text:span>.</text:p>
      <text:p text:style-name="P91"><text:span text:style-name="T9">L'aigua necessària està garantida gràcies al llac que emmagatzema l'aigua de pluja i les aigües grises.</text:span><text:span text:style-name="T2"><text:line-break/></text:span></text:p>
      <text:p text:style-name="P75">Tots els residents podran treballar a la producció d'aliments, invertint unes hores que després podran bescanviar pels productes produïts. Hi haurà un coordinador contractat per les cooperatives que s'encarregarà de gestionar tots els aspectes d'aquest àmbit.</text:p>
      <text:p text:style-name="P88"/>
      <text:p text:style-name="P88">HORTS</text:p>
      <text:p text:style-name="P96"><text:bookmark text:name="result_box5"/><text:span text:style-name="T13">Els </text:span><text:span text:style-name="T10">horts</text:span><text:span text:style-name="T13"> no només produeixen menjar: proporcionen educació, exercici, interacció social i construcció comunitària. </text:span><text:span text:style-name="T10">Constitueixen un espai d'aprenentatge excel·lent, per aquest motiu s'ha plantejat la construcció d'una aula a cel obert, un espai semicircular amb bancs i ombra. <text:s/></text:span><text:span text:style-name="T13">Els nens apren</text:span><text:span text:style-name="T10">dran</text:span><text:span text:style-name="T13"> sobre la natura, </text:span><text:span text:style-name="T10">d'on ve el menjar</text:span><text:span text:style-name="T13"> i la bona alimentació. </text:span><text:span text:style-name="T10">Com a espai social facilita </text:span><text:span text:style-name="T13">l'intercanvi </text:span><text:span text:style-name="T10">d'idees i</text:span><text:span text:style-name="T13"> coneixement. </text:span><text:span text:style-name="T10">L</text:span><text:span text:style-name="T13">a gent comparteix i s'ajuda. </text:span><text:span text:style-name="T10">Es coneixen </text:span><text:span text:style-name="T13">els veïns, es fan enllaços i es formen amistats.</text:span></text:p>
      <text:p text:style-name="P96"><text:span text:style-name="T13"><text:line-break/></text:span><text:span text:style-name="T11">Els horts es cultivaran sota els principis de la permacultura, que </text:span><text:span text:style-name="T12">és un sistema de disseny agrícola basat en les característiques dels ecosistemes naturals. És una agricultura molt eficient i respectuosa amb els altres éssers vius i amb llurs interrelacions recíproques.</text:span></text:p>
      <text:p text:style-name="P89"><text:span text:style-name="T11">En el disseny s'ha tingut en compte que l'aigua circuli i no inundi la zona. A la part més baixa de cada àrea hi ha interceptors que condueixen l'aigua cap al sistema de pluvials</text:span><text:span text:style-name="T2"><text:line-break/><text:line-break/><text:line-break/></text:span>FRUITERS</text:p>
      <text:p text:style-name="P92">El camp de fruiters ajudarà a tenir més varietat de menjar. Seran plantades diferents espècies, com pomers, pereres, tarongers o figueres. També serà l'espai adequat per allotjar gallines que proporcionaran ous i cabres o xais que podran proporcionar llet per elaborar formatges. </text:p>
      <text:p text:style-name="P97">Quan sigui necessari plantar arbres en algun indret de XXXXX es prioritzarà que siguin d'espècies que donin fruits.</text:p>
      <text:p text:style-name="P88"/>
      <text:p text:style-name="P88">PROCESSAMENT</text:p>
      <text:p text:style-name="P93">Hi haurà un espai adequat per a l'elaboració de conserves i altres productes manufacturats d'alimentació. També s'hi podrà elaborar formatge. </text:p>
      <text:p text:style-name="P93">Si en algun moment els horts proporcionessin un excedent de menjar es podria transformar en aquest espai. També serà una opció molt vàlida que els residents a través de les cooperatives contractin persones per treballar-hi, comprant als pagesos propers els productes.</text:p>
      <text:p text:style-name="P88"/>
      <text:p text:style-name="P88">DISTRIBUCIÓ</text:p>
      <text:p text:style-name="P94"><text:span text:style-name="T51">A</text:span> tots els residents<text:span text:style-name="T51"> els correspon una quantitat de menjar, segons hagi estat establert a les normes </text:span><text:soft-page-break/><text:span text:style-name="T51">que regiran la vida a XXXX. En aquest espai es distribuirà el menjar produït però també serà un espai on es podran adquirir, com a socis de les cooperatives, altres productes d'alimentació i d'artesania. Es crearan acords de col·laboració amb productors ecològics i orgànics i amb fabricants artesans establerts a qualsevol de les illes. D'aquesta manera es crearan sinergies entre consumidors i productors, que ajudarà als petits productors locals a guanyar-se més bé la vida i a mantenir un estil de vida tradicional i respectuós amb la terra i proporcionarà als residents menjar saludable i productes naturals a un preu molt més competitiu en haver-se eliminat la major part dels costos de transport i distribució.</text:span></text:p>
      <text:p text:style-name="P94"/>
      <text:p text:style-name="P94"/>
      <text:p text:style-name="P4">COMUNITAT</text:p>
      <text:p text:style-name="P98"/>
      <text:p text:style-name="P99"><text:bookmark text:name="result_box4"/><text:span text:style-name="T2">El projecte </text:span><text:span text:style-name="T14">XXXXX</text:span><text:span text:style-name="T2"> </text:span><text:span text:style-name="T14">té la intenció de</text:span><text:span text:style-name="T2"> crear una comunitat amb una visió sostenible del futur, on les persones puguin viure en harmonia amb la natura i entre elles.<text:line-break/><text:line-break/></text:span><text:span text:style-name="T14">Els ecobarris d'arreu </text:span><text:span text:style-name="T2">del món tendeixen a atreure residents que tenen un sistema de creences compartides, </text:span><text:span text:style-name="T14">un rerefons social comú</text:span><text:span text:style-name="T2"> que uneix la gent i els dóna un sentit de pertinença i propòsit. Agrupar a un grup divers de persones </text:span><text:span text:style-name="T14">que comparteixen </text:span><text:span text:style-name="T2">un compromís comú amb la </text:span><text:span text:style-name="T14">societat, </text:span><text:span text:style-name="T2">mediambientalment responsable </text:span><text:span text:style-name="T14">i amb principis com l'equitat i la participació, és la base sobre la qual creixerà la comunitat XXXXX. </text:span><text:span text:style-name="T2">Els residents compartiran </text:span><text:span text:style-name="T14">el</text:span><text:span text:style-name="T2"> desig comú de viure de manera responsable </text:span><text:span text:style-name="T14">amb e</text:span><text:span text:style-name="T2">l planeta, independentment de la seva edat, raça, gènere, sexualitat, religió o estatus socioeconòmic. Amb el temps, </text:span><text:span text:style-name="T14">XXXXXX esdevindrà</text:span><text:span text:style-name="T2"> una comunitat igualitària i solidària.</text:span></text:p>
      <text:p text:style-name="P98"/>
      <text:p text:style-name="P100">DIVERSITAT I COMPLEXITAT</text:p>
      <text:p text:style-name="P100"/>
      <text:p text:style-name="P100">ACTIVITATS COMUNITÀRIES</text:p>
      <text:p text:style-name="P100"><text:span text:style-name="T52">T</text:span>othom trobarà el seu lloc a XXXX. Des de treballar als horts fins a cuidar els ruscs d'abelles, des de classes de ioga fins a <text:span text:style-name="T52">intercanvis lingüístics. XXXXX pretén fomentar la construcció de relacions fortes, no només entre els residents sinó també amb els barris del voltant i tota la ciutat.</text:span></text:p>
      <text:p text:style-name="P101"><text:span text:style-name="T15">L</text:span><text:span text:style-name="T2">es activitats de la comunitat evolucionaran de forma amb el temps per reflectir els interessos i </text:span><text:span text:style-name="T15">les voluntats</text:span><text:span text:style-name="T2"> dels futurs residents. <text:line-break/>La participació a la comunitat es veurà motivada per la preferència individual: involucrar-se en la gestió </text:span><text:span text:style-name="T15">burocràtica de les cooperatives pot interessar a algun resident, fer adob pot ser una tasca que algú la gaudeixi molt. Cuidar la postura corporal atraurà diverses persones grans i molts joves demanaran tenir un grup de percussió musical. </text:span></text:p>
      <text:p text:style-name="P101"><text:span text:style-name="T15">El centre cívic serà el lloc ideal </text:span><text:span text:style-name="T2">per facilitar l'organització d'activitats comunitàries, </text:span><text:span text:style-name="T15">on hi haurà dinamitzadors i personal dels diferents serveis socials de l'ajuntament, com joventut o gent gran que ajudaran i guiaran sempre que els residents ho necessitin.</text:span></text:p>
      <text:p text:style-name="P95"/>
      <text:p text:style-name="P102">PLAÇA</text:p>
      <text:p text:style-name="P102">Per als residents d'XXXXXX però també per als barris i la Ciutat de Mallorca, la plaça serà un espai estimulant i emocionant, un indret segur per als infants i tranquil per als adults.</text:p>
      <text:p text:style-name="P102">A llevant de la plaça hi ha els equipaments públics, com són el centre cívic, la biblioteca i l'escola bressol. A ponent hi trobem «l'entrada» des de la carretera de Valldemossa i el centre comunitari. Al nord la pèrgola solar, que proporcionarà ombra i aixopluc. I al sud dos blocs d'habitatges amb baixos comercials i per a equipaments. La plaça és el vestíbul de tots ells, el lloc que serveix d'entrada, de relació i de promoció de totes les activitats que es desenvolupen al seu voltant. La biblioteca podrà establir a l'estiu un racó de lectura a l'aire lliure, els bars i restaurants podran posar-hi taules i cadires, serà la sala més gran de la que el centre cívic pot disposar.</text:p>
      <text:p text:style-name="P102">Serà un espai molt flexible, només limitat per les preexistències arborícoles existents, ja que es mantindrà la vegetació i la configuració que tenia l'aparcament de l'antic quarter.</text:p>
      <text:p text:style-name="P103">Hi trobarem escultures, obres d'art, aparcament per a bicicletes, llocs per seure, per jugar a escacs o <text:soft-page-break/>per a fer un pícnic. </text:p>
      <text:p text:style-name="P103"/>
      <text:p text:style-name="P103"><text:tab/>PÈRGOLA</text:p>
      <text:p text:style-name="P103"><text:tab/>De l'antiga nau se'n desmuntaran les parets i les cobertes i se'n mantindrà l'estructura per sostenir una coberta solar. S'instal·laran plaques solars fotovoltaiques que proporcionaran uns 200kW de potència.</text:p>
      <text:p text:style-name="P105">La pèrgola proporcionarà un espai cobert per a realitzar activitats en dies de pluja, per gaudir de l'ombra a l'estiu i on es duran a terme les multitudinàries reunions de socis de totes les cooperatives conjuntes.</text:p>
      <text:p text:style-name="P103"/>
      <text:p text:style-name="P103"><text:tab/>MERCAT</text:p>
      <text:p text:style-name="P103"><text:tab/>S'instal·larà un mercat setmanal d'alimentació i artesania. Els artesans de la vila d'artesania podran muntar-hi parada i vendre i fer promoció de els seves activitats. Les parades de menjar podran ser d'agricultura convencional, ja que serà un mercat municipal per a tot el barri. Les parades que venguin producte ecològic gaudiran de bonificacions en els impostos i de visualització en campanyes de promoció.</text:p>
      <text:p text:style-name="P103"/>
      <text:p text:style-name="P103"><text:tab/>ESDEVENIMENTS</text:p>
      <text:p text:style-name="P103"><text:tab/>La plaça serà un indret adequat per a celebra<text:span text:style-name="T53">r</text:span>-hi esdeveniment<text:span text:style-name="T53">s</text:span>, des de concerts de gran format fins a fires i festes de tot tipus. Es construirà un escenari permanent i a l'edifici comunitari hi haurà espais adequats per a usar-se de vestidors i magatzems per aquests esdeveniments.</text:p>
      <text:p text:style-name="P103"/>
      <text:p text:style-name="P76">PARC</text:p>
      <text:p text:style-name="P106"><text:span text:style-name="T2">A la zona més boscosa de l'antic quarter s'hi farà un parc de passeig i contemplació. </text:span><text:span text:style-name="T16">L'espai, vorejat pels equipaments i la vila d'artesania és a la confluència d'un dels eixos nord-sud amb l'eix est-oest. <text:s/>Hi haurà bancs, fonts i jocs infantils, alguns adaptats per a infants amb cadira de rodes i altres minusvalideses sensorials. També es donarà importància a la vellesa amb una zona amb aparells d'exercicis. ja que una mica més enllà del parc es troba el bloc d'habitatges per a la gent gran.</text:span></text:p>
      <text:p text:style-name="P107"><text:span text:style-name="T16">L</text:span><text:span text:style-name="T2">'element més destacat serà la incorporació del procés de depuració natural de l’aigua de</text:span></text:p>
      <text:p text:style-name="P77">pluja com a element estètic i funcional, així, aquest procés esdevé tangible i comprensible i serveix alhora com a eina didàctica i lúdica.</text:p>
      <text:p text:style-name="P102"><text:span text:style-name="T2"><text:line-break/></text:span><text:span text:style-name="T17">ALLOTJAMENTS</text:span></text:p>
      <text:p text:style-name="P104"><text:span text:style-name="T17">X</text:span><text:span text:style-name="T2">XXXX serà un ecobarri model. Aquestes àrees prenen ràpidament renom internacional i acostumen a ser visitades per moltes persones interessades en els projectes i l'estil de vida que allí s'hi duu a terme. Preveient que es duran a terme cursos on hi podrà participar gent que necessitarà un lloc d'estada temporal, o professors que vindran a transmetre els seus coneixements, o simplement persones interessades en col·laborar voluntàriament en les tasques comunes que arribaran aquí gràcies a programes internacionals com WWOOF, HelpX o Couchsurfing, s'ha previst la rehabilitació dels antics habitatges que donen a la carretera de Va</text:span><text:span text:style-name="T18">l</text:span><text:span text:style-name="T2">ldemossa per tal de satisfer aquesta demanda.</text:span></text:p>
      <text:p text:style-name="P93"/>
      <text:p text:style-name="P93"/>
      <text:p text:style-name="P13">FORMACIÓ</text:p>
      <text:p text:style-name="P39">Viure a XXXXX requereix d'uns mínims coneixements per poder participar a la transició cap a una societat més sostenible. Als residents se'ls farà formació en temes com la gestió eficient de l'energia, del cicle de l'aigua i els residus, així també sobre com funcionen aquests aspectes a XXXXX</text:p>
      <text:p text:style-name="P40">També se'ls inculcarà valors com la corresponsabilitat de la cura del medi ambient, la solidaritat i la participació social i comunitària.<text:line-break/><text:span text:style-name="T55">La formació en aspectes més generals son els que es duran a terme com a activitats del centre cívic. Aquests aspectes esmentats aquí són específics i concrets per als residents just abans de venir a viure</text:span><text:line-break/><text:soft-page-break/><text:line-break/><text:span text:style-name="T56">Des de fora, XXXXX pot ser vista per la comunitat científica com a un gran laboratori de proves i d'experimentació. Existeix un enorme potencial en investigació i recerca que les universitats haurien d'aprofitar. Biòlegs, ecòlegs, psicòlegs o arquitectes podrien establir el seu camp de recerca en aquest ecobarri, parametritzant aspectes concrets per obtenir dades de rendiment, fer seguiments i proposar millores. Els àmbits en que això és possible són tots els aspectes de la vida, com el sistema productiu d'aliments, l'estalvi energètic gràcies a les bones pràctiques o a les tècniques constructives amb que s'han dut a terme els edificis, o fins i tot seria possible avaluar els índexs de felicitat dels residents i comparar-los amb els qui viuen en un indret convencionals.</text:span></text:p>
      <text:p text:style-name="P40"/>
      <text:p text:style-name="P40"/>
      <text:p text:style-name="P40"/>
      <text:p text:style-name="P16">ARQUITECTURA</text:p>
      <text:p text:style-name="P41"/>
      <text:p text:style-name="P43">La lletjor de bona part dels barris de la ciutat és un fenomen gairebé palpable. Tendim a trobar boniques les parts més antigues de la ciutat pel fet que han estat construïdes amb materials naturals i perquè els edificis acostumen a tenir caràcter. Són atractius visualment però sovint també són foscos, freds i<text:span text:style-name="T36"> ....</text:span></text:p>
      <text:p text:style-name="P43">A XXXXX <text:span text:style-name="T57">els edificis es construiran seguint unes directrius de disseny ecològic que tenen com a objectiu que tant durant la construcció dels edificis com durant la seva vida útil, siguin tant energèticament passius com sigui possible, estiguin dissenyats i construïts de manera sostenible i tinguin un interior sa i higiènic.</text:span></text:p>
      <text:p text:style-name="P41"/>
      <text:p text:style-name="P41">BIOCLIMATISME</text:p>
      <text:p text:style-name="P44">Edificar un edific amb criteris bioclimàtics vol dir que l'edifici no requerirà sistemes de climatització i calefacció mecànics, <text:span text:style-name="T58">sinó que son els propis elements arquitectònics i el disseny els qui proporcionen el confort tèrmic. En cas que es</text:span> requereixi<text:span text:style-name="T58">n mitjans mecànics</text:span>, el consum energètic <text:span text:style-name="T58">serà</text:span> mínim en comparació amb un edifici d'arquitectura convencional. </text:p>
      <text:p text:style-name="P46">El disseny ha de garantir que l'habitatge pugui gaudir de ventilació creuada i facilitar la incorporació d'elements vegetals que ajudin a regular la temperatura i la humitat.</text:p>
      <text:p text:style-name="P108"><text:span text:style-name="T7">L</text:span><text:span text:style-name="T6">'arquitectura bioclimàtica es basa en els sistemes constructius </text:span><text:span text:style-name="T7">i de disseny</text:span><text:span text:style-name="T6"> </text:span><text:span text:style-name="T7">tradicionals per adaptar l'edifici </text:span>a les condiciones climàtiques del seu entorn. <text:span text:style-name="T6">Aquests principis son molt fàcils d'aplicar en habitatges unifamiliar, però aplicar-los <text:s/>en un bloc de pisos suposarà tot un repte al qual els arquitectes a qui cada cooperativa encarregui els edificis s'hauran d'enfrontar.</text:span></text:p>
      <text:p text:style-name="P44"/>
      <text:p text:style-name="P119">El document de directrius que es lliurarà als arquitectes demana que els habitatges tinguin un nivell d'aïllament molt elevat però que garanteixin la ventilació. <text:span text:style-name="T59">Les estances de dia hauran d'estar al sud, al nord es col·locaran de menys ús. Les façanes a sud han de dissenyar-se de manera que a l'hivern les superfícies envidriades escalfin l'habitatge i a l'estiu els elements facin ombra i evitin el sobre-escalfament. </text:span></text:p>
      <text:p text:style-name="P120"/>
      <text:p text:style-name="P41"/>
      <text:p text:style-name="P41">MATERIALS</text:p>
      <text:p text:style-name="P45">En la construcció s'intentarà que els materials procedeixin de l'indret més proper possible i que es faci el màxim ús de materials reciclats com sigui possible. La resta de materials han de ser reciclables. </text:p>
      <text:p text:style-name="P45"><text:span text:style-name="T60">S'ha de</text:span> prioritza<text:span text:style-name="T60">r</text:span> l'ús de materials com la terra i la pedra per ser els materials més abundants de l'illa, així com de fusta per poder realitzar grans elements estructurals.</text:p>
      <text:p text:style-name="P45">Els <text:span text:style-name="T60">interiors dels habitatges hauran d'estar lliures de materials nocius com l'asbest, el PVC o el poliuretà. Els materials naturals més emprats en construcció són: l'argila, per exemple per fer els revestiments de les parets; la llana, per als aïllaments; pintures al silicat o oli de llinassa. </text:span></text:p>
      <text:p text:style-name="P41"/>
      <text:p text:style-name="P41"><text:soft-page-break/>RESIDUS</text:p>
      <text:p text:style-name="P43">Els treballs de demolició de les edificacions existents van acompanyats d’un pla per reaprofitar la runa generada. Serà triturada per a ser reutilitzada com a material de construcció en diferents usos, com a material de reblert en els nous paviments o la fabricació de formigó.</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0:53:22.948000000</meta:creation-date>
    <dc:date>2018-11-20T10:01:02.423000000</dc:date>
    <meta:editing-duration>PT6H31M57S</meta:editing-duration>
    <meta:editing-cycles>51</meta:editing-cycles>
    <meta:generator>LibreOffice/4.3.6.2$Windows_x86 LibreOffice_project/d50a87b2e514536ed401c18000dad4660b6a169e</meta:generator>
    <meta:document-statistic meta:table-count="0" meta:image-count="0" meta:object-count="0" meta:page-count="19" meta:paragraph-count="284" meta:word-count="9447" meta:character-count="59352" meta:non-whitespace-character-count="50127"/>
  </office:meta>
</office:document-meta>
</file>